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9.204cm" fo:margin-left="0cm" table:align="left"/>
    </style:style>
    <style:style style:name="Table1.A" style:family="table-column">
      <style:table-column-properties style:column-width="5.008cm"/>
    </style:style>
    <style:style style:name="Table1.B" style:family="table-column">
      <style:table-column-properties style:column-width="4.196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style:vertical-align="middle" fo:padding="0.049cm" fo:border-left="none" fo:border-right="0.05pt solid #000000" fo:border-top="0.05pt solid #000000" fo:border-bottom="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style:vertical-align="middle" fo:padding="0.049cm" fo:border-left="none" fo:border-right="0.05pt solid #000000" fo:border-top="none" fo:border-bottom="0.05pt solid #000000" style:writing-mode="page"/>
    </style:style>
    <style:style style:name="Table1.A3" style:family="table-cell">
      <style:table-cell-properties style:vertical-align="" fo:padding="0.049cm" fo:border-left="0.05pt solid #000000" fo:border-right="none"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au9" style:family="table">
      <style:table-properties style:width="9.144cm" table:align="left"/>
    </style:style>
    <style:style style:name="Tableau9.A" style:family="table-column">
      <style:table-column-properties style:column-width="3.605cm"/>
    </style:style>
    <style:style style:name="Tableau9.B" style:family="table-column">
      <style:table-column-properties style:column-width="5.539cm"/>
    </style:style>
    <style:style style:name="Tableau9.1" style:family="table-row">
      <style:table-row-properties style:row-height="3.099cm"/>
    </style:style>
    <style:style style:name="Tableau9.A1" style:family="table-cell">
      <style:table-cell-properties fo:padding-left="0cm" fo:padding-right="0cm" fo:padding-top="0.101cm" fo:padding-bottom="0.101cm" fo:border-left="0.6pt solid #000000" fo:border-right="none" fo:border-top="0.6pt solid #000000" fo:border-bottom="0.6pt solid #000000"/>
    </style:style>
    <style:style style:name="Tableau9.B1" style:family="table-cell">
      <style:table-cell-properties style:vertical-align="middle" fo:padding-left="0cm" fo:padding-right="0cm" fo:padding-top="0.101cm" fo:padding-bottom="0.101cm" fo:border-left="none" fo:border-right="0.6pt solid #000000" fo:border-top="0.6pt solid #000000" fo:border-bottom="0.6pt solid #000000"/>
    </style:style>
    <style:style style:name="Tableau9.A2" style:family="table-cell">
      <style:table-cell-properties fo:padding-left="0cm" fo:padding-right="0cm" fo:padding-top="0.101cm" fo:padding-bottom="0.101cm" fo:border-left="0.6pt solid #000000" fo:border-right="none" fo:border-top="none" fo:border-bottom="0.6pt solid #000000"/>
    </style:style>
    <style:style style:name="Tableau9.B2" style:family="table-cell">
      <style:table-cell-properties style:vertical-align="middle" fo:padding-left="0cm" fo:padding-right="0cm" fo:padding-top="0.101cm" fo:padding-bottom="0.101cm" fo:border-left="none" fo:border-right="0.6pt solid #000000" fo:border-top="none" fo:border-bottom="0.6pt solid #000000"/>
    </style:style>
    <style:style style:name="Tableau9.A3" style:family="table-cell">
      <style:table-cell-properties fo:padding-left="0cm" fo:padding-right="0cm" fo:padding-top="0.101cm" fo:padding-bottom="0.101cm" fo:border-left="0.6pt solid #000000" fo:border-right="none" fo:border-top="none" fo:border-bottom="0.6pt solid #000000"/>
    </style:style>
    <style:style style:name="Tableau9.A4" style:family="table-cell">
      <style:table-cell-properties fo:padding-left="0cm" fo:padding-right="0cm" fo:padding-top="0.101cm" fo:padding-bottom="0.101cm" fo:border-left="0.6pt solid #000000" fo:border-right="none" fo:border-top="none" fo:border-bottom="0.6pt solid #000000"/>
    </style:style>
    <style:style style:name="Tableau3" style:family="table">
      <style:table-properties style:width="9.151cm" table:align="margins"/>
    </style:style>
    <style:style style:name="Tableau3.A" style:family="table-column">
      <style:table-column-properties style:column-width="2.286cm" style:rel-column-width="16371*"/>
    </style:style>
    <style:style style:name="Tableau3.B" style:family="table-column">
      <style:table-column-properties style:column-width="2.288cm" style:rel-column-width="16383*"/>
    </style:style>
    <style:style style:name="Tableau3.C" style:family="table-column">
      <style:table-column-properties style:column-width="2.418cm" style:rel-column-width="17318*"/>
    </style:style>
    <style:style style:name="Tableau3.D" style:family="table-column">
      <style:table-column-properties style:column-width="2.159cm" style:rel-column-width="15463*"/>
    </style:style>
    <style:style style:name="Tableau3.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background-color="#a9ce7b" fo:padding="0.097cm" fo:border="0.5pt solid #000000">
        <style:background-image/>
      </style:table-cell-properties>
    </style:style>
    <style:style style:name="Tableau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3.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f87ff" officeooo:paragraph-rsid="00cf87ff"/>
    </style:style>
    <style:style style:name="P20" style:family="paragraph" style:parent-style-name="_5f_Paragraphe_5f_Réponse_5f_Pointillés_5f_Grisés">
      <style:text-properties officeooo:paragraph-rsid="00c03bd2"/>
    </style:style>
    <style:style style:name="P21" style:family="paragraph" style:parent-style-name="_5f_Paragraphe_5f_Réponse_5f_Pointillés_5f_Grisés">
      <style:text-properties officeooo:paragraph-rsid="00cbdd31"/>
    </style:style>
    <style:style style:name="P22" style:family="paragraph" style:parent-style-name="_5f_Paragraphe">
      <style:text-properties officeooo:paragraph-rsid="00cd9243"/>
    </style:style>
    <style:style style:name="P23" style:family="paragraph" style:parent-style-name="_5f_Paragraphe_5f_Réponse_5f_Pointillés_5f_Grisés">
      <style:text-properties officeooo:paragraph-rsid="00cd9243"/>
    </style:style>
    <style:style style:name="P24" style:family="paragraph" style:parent-style-name="Footer">
      <style:text-properties officeooo:rsid="00178920" officeooo:paragraph-rsid="00178920"/>
    </style:style>
    <style:style style:name="P25" style:family="paragraph" style:parent-style-name="Footer">
      <style:text-properties fo:text-transform="uppercase" fo:color="#808080" loext:opacity="100%" style:font-name="Bitstream Vera Sans6" fo:font-size="9pt" officeooo:rsid="00d0fb32" officeooo:paragraph-rsid="00d0fb32" fo:background-color="transparent"/>
    </style:style>
    <style:style style:name="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7" style:family="paragraph" style:parent-style-name="Standard" style:list-style-name="_5f_Numérotation_20_des_20_exercices">
      <style:text-properties officeooo:paragraph-rsid="00b43114"/>
    </style:style>
    <style:style style:name="P28" style:family="paragraph" style:parent-style-name="_5f_Footer_20_page_20_impaire_20__28_D_29_"/>
    <style:style style:name="P29" style:family="paragraph" style:parent-style-name="_5f_Footer_20_page_20_impaire_20__28_D_29_">
      <style:text-properties officeooo:rsid="00d45efc" officeooo:paragraph-rsid="00d45efc"/>
    </style:style>
    <style:style style:name="P30" style:family="paragraph" style:parent-style-name="_5f_Footer_20_page_20_paire_20__28_G_29_">
      <style:text-properties officeooo:rsid="00f0da56" officeooo:paragraph-rsid="00f0da56"/>
    </style:style>
    <style:style style:name="P31" style:family="paragraph" style:parent-style-name="_5f_Footer_20_page_20_paire_20__28_G_29_"/>
    <style:style style:name="P32" style:family="paragraph" style:parent-style-name="_5f_Header_20_D_20_page_20_paire_20__28_G_29_">
      <style:text-properties officeooo:rsid="005097e4" officeooo:paragraph-rsid="005097e4"/>
    </style:style>
    <style:style style:name="P33" style:family="paragraph" style:parent-style-name="_5f_Header_20_G_20_page_20_paire_20__28_G_29_">
      <style:text-properties officeooo:paragraph-rsid="0334a5be"/>
    </style:style>
    <style:style style:name="P34" style:family="paragraph" style:parent-style-name="_5f_Header_20_M_20_page_20_impaire_20__28_D_29_">
      <style:text-properties officeooo:rsid="00cf87ff" officeooo:paragraph-rsid="00cf87ff"/>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 style:list-style-name="_5f_Numérotation_20_des_20_exercices">
      <style:text-properties officeooo:paragraph-rsid="00cd9243"/>
    </style:style>
    <style:style style:name="P38" style:family="paragraph" style:parent-style-name="_5f_Paragraphe_5f_Réponse_5f_Elève" style:list-style-name=""/>
    <style:style style:name="P39" style:family="paragraph" style:parent-style-name="_5f_Paragraphe_5f_Réponse_5f_Elève" style:list-style-name="">
      <style:text-properties officeooo:paragraph-rsid="00b7c649"/>
    </style:style>
    <style:style style:name="P40" style:family="paragraph" style:parent-style-name="_5f_Paragraphe_5f_Réponse_5f_Elève" style:list-style-name="">
      <style:text-properties officeooo:paragraph-rsid="00b944a0"/>
    </style:style>
    <style:style style:name="P41" style:family="paragraph" style:parent-style-name="_5f_Paragraphe_5f_Réponse_5f_Elève" style:list-style-name="">
      <style:text-properties officeooo:paragraph-rsid="00cd9243"/>
    </style:style>
    <style:style style:name="P42" style:family="paragraph" style:parent-style-name="_5f_Paragraphe_5f_Réponse_5f_Elève" style:list-style-name="">
      <style:paragraph-properties fo:text-align="start" style:justify-single-word="false"/>
      <style:text-properties officeooo:paragraph-rsid="00b8a9a8" style:font-name-asian="Bitstream Vera Sans2" style:font-size-asian="10pt" style:font-name-complex="Bitstream Vera Sans2"/>
    </style:style>
    <style:style style:name="P43" style:family="paragraph" style:parent-style-name="_5f_Paragraphe_5f_Réponse_5f_Elève" style:list-style-name="">
      <style:paragraph-properties fo:text-align="start" style:justify-single-word="false"/>
      <style:text-properties officeooo:paragraph-rsid="00b7c649" style:font-name-asian="Bitstream Vera Sans2" style:font-size-asian="10pt" style:font-name-complex="Bitstream Vera Sans2"/>
    </style:style>
    <style:style style:name="P44" style:family="paragraph" style:parent-style-name="_5f_Paragraphe_5f_Réponse_5f_Elève" style:list-style-name="">
      <style:paragraph-properties fo:text-align="start" style:justify-single-word="false"/>
      <style:text-properties officeooo:paragraph-rsid="00b944a0" style:font-name-asian="Bitstream Vera Sans2" style:font-size-asian="10pt" style:font-name-complex="Bitstream Vera Sans2"/>
    </style:style>
    <style:style style:name="P45" style:family="paragraph" style:parent-style-name="_5f_Paragraphe_5f_Réponse_5f_Elève" style:list-style-name="">
      <style:paragraph-properties fo:text-align="start" style:justify-single-word="false"/>
      <style:text-properties officeooo:paragraph-rsid="00b8a9a8"/>
    </style:style>
    <style:style style:name="P46" style:family="paragraph" style:parent-style-name="_5f_Paragraphe_5f_Réponse_5f_Elève" style:list-style-name="_5f_Numérotation_20_des_20_exercices">
      <style:text-properties officeooo:paragraph-rsid="00cd9243"/>
    </style:style>
    <style:style style:name="P47" style:family="paragraph" style:parent-style-name="_5f_Paragraphe_5f_Réponse_5f_Elève_5f_Bullet" style:list-style-name="List_20_1"/>
    <style:style style:name="P48" style:family="paragraph" style:parent-style-name="_5f_Paragraphe_5f_Réponse_5f_Elève_5f_Bullet" style:list-style-name="List_20_1">
      <style:text-properties officeooo:paragraph-rsid="00b944a0"/>
    </style:style>
    <style:style style:name="P49" style:family="paragraph" style:parent-style-name="_5f_Paragraphe_5f_avec_5f_Num_5f_Question" style:list-style-name="_5f_Numérotation_20_des_20_exercices"/>
    <style:style style:name="P50" style:family="paragraph" style:parent-style-name="_5f_Paragraphe_5f_avec_5f_Num_5f_Question" style:list-style-name="_5f_Numérotation_20_des_20_exercices">
      <style:text-properties officeooo:paragraph-rsid="00c243ba"/>
    </style:style>
    <style:style style:name="P51" style:family="paragraph" style:parent-style-name="_5f_Paragraphe_5f_avec_5f_Num_5f_Question" style:list-style-name="_5f_Numérotation_20_des_20_exercices">
      <style:text-properties officeooo:paragraph-rsid="00cd9243"/>
    </style:style>
    <style:style style:name="P52" style:family="paragraph" style:parent-style-name="_5f_Paragraphe_5f_avec_5f_Num_5f_Question" style:list-style-name="_5f_Numérotation_20_des_20_exercices">
      <style:text-properties officeooo:paragraph-rsid="00c95c1c"/>
    </style:style>
    <style:style style:name="P53" style:family="paragraph" style:parent-style-name="_5f_Paragraphe_5f_avec_5f_Num_5f_Question" style:list-style-name="_5f_Numérotation_20_des_20_exercices">
      <style:text-properties officeooo:paragraph-rsid="00ca7504"/>
    </style:style>
    <style:style style:name="P54" style:family="paragraph" style:parent-style-name="_5f_Paragraphe_5f_avec_5f_Num_5f_Question" style:list-style-name="_5f_Numérotation_20_des_20_exercices">
      <style:text-properties officeooo:paragraph-rsid="00c03bd2"/>
    </style:style>
    <style:style style:name="P55" style:family="paragraph" style:parent-style-name="_5f_Paragraphe_5f_avec_5f_Num_5f_Question" style:list-style-name="_5f_Numérotation_20_des_20_exercices">
      <style:text-properties officeooo:paragraph-rsid="00ccadad"/>
    </style:style>
    <style:style style:name="P56" style:family="paragraph" style:parent-style-name="_5f_Premier_5f_Titre_5f_Exercices_5f_avec_5f_Num_20_Exo_5f_Avec_5f_Titre" style:list-style-name="_5f_Numérotation_20_des_20_exercices" style:master-page-name="SERIE_5f_MESURES_5f_CLR_5f_7fb241_5f_2COL">
      <style:paragraph-properties style:page-number="auto" fo:break-before="page"/>
      <style:text-properties officeooo:paragraph-rsid="00b24911"/>
    </style:style>
    <style:style style:name="P57" style:family="paragraph" style:parent-style-name="_5f_Premier_5f_Titre_5f_Exercices_5f_avec_5f_Num_5f_Exo_5f_sans_5f_Titre" style:list-style-name="_5f_Numérotation_20_des_20_exercices"/>
    <style:style style:name="P58" style:family="paragraph" style:parent-style-name="_5f_Tableau_5f_Centré" style:list-style-name="_5f_Numérotation_20_des_20_exercices">
      <style:text-properties officeooo:paragraph-rsid="00cd9243"/>
    </style:style>
    <style:style style:name="P59" style:family="paragraph" style:parent-style-name="_5f_Tableau_5f_Centré_5f_Gras" style:list-style-name="_5f_Numérotation_20_des_20_exercices">
      <style:text-properties officeooo:paragraph-rsid="00cd9243"/>
    </style:style>
    <style:style style:name="P60" style:family="paragraph" style:parent-style-name="_5f_Tableau_5f_Centré_5f_Gras" style:list-style-name="_5f_Numérotation_20_des_20_exercices">
      <style:text-properties fo:font-weight="normal" officeooo:paragraph-rsid="00cd9243" style:font-weight-asian="normal" style:font-weight-complex="normal"/>
    </style:style>
    <style:style style:name="P61" style:family="paragraph" style:parent-style-name="_5f_Titre_5f_Exercices_5f_sans_5f_Titre" style:list-style-name="_5f_Numérotation_20_des_20_exercices"/>
    <style:style style:name="P62" style:family="paragraph" style:parent-style-name="_5f_Titre_5f_Exercices_5f_sans_5f_Titre" style:list-style-name="_5f_Numérotation_20_des_20_exercices">
      <style:text-properties officeooo:paragraph-rsid="00cd9243"/>
    </style:style>
    <style:style style:name="P63" style:family="paragraph">
      <style:paragraph-properties fo:text-align="center"/>
    </style:style>
    <style:style style:name="P6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5" style:family="paragraph">
      <loext:graphic-properties draw:fill="solid" draw:fill-color="#d7e12c"/>
    </style:style>
    <style:style style:name="P66" style:family="paragraph">
      <loext:graphic-properties draw:fill="solid" draw:fill-color="#1ca2b8"/>
    </style:style>
    <style:style style:name="P67" style:family="paragraph">
      <loext:graphic-properties draw:fill="solid" draw:fill-color="#9d0f89"/>
    </style:style>
    <style:style style:name="P68" style:family="paragraph">
      <loext:graphic-properties draw:fill="solid" draw:fill-color="#7fb241"/>
    </style:style>
    <style:style style:name="P6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7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writing-mode="lr-tb"/>
    </style:style>
    <style:style style:name="P83" style:family="paragraph">
      <loext:graphic-properties draw:fill="none" draw:fill-color="#99cc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8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6" style:family="paragraph">
      <loext:graphic-properties draw:fill="solid" draw:fill-color="#7fb241"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8" style:family="paragraph">
      <loext:graphic-properties draw:fill="solid" draw:fill-color="#ff66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9"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91" style:family="paragraph">
      <loext:graphic-properties draw:fill="solid" draw:fill-color="#67c0ce" draw:opacity="5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9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9" style:family="paragraph">
      <loext:graphic-properties draw:fill="solid" draw:fill-color="#d62e4e"/>
    </style:style>
    <style:style style:name="P10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officeooo:rsid="00b24911"/>
    </style:style>
    <style:style style:name="T28" style:family="text">
      <style:text-properties fo:font-weight="normal" style:font-weight-asian="normal" style:font-weight-complex="normal"/>
    </style:style>
    <style:style style:name="T29" style:family="text">
      <style:text-properties style:text-position="super 58%"/>
    </style:style>
    <style:style style:name="T30" style:family="text">
      <style:text-properties style:text-position="super 58%" fo:font-weight="normal" style:font-weight-asian="normal" style:font-weight-complex="normal"/>
    </style:style>
    <style:style style:name="T31" style:family="text">
      <style:text-properties style:text-position="super 58%" officeooo:rsid="018dc4c1"/>
    </style:style>
    <style:style style:name="T32" style:family="text">
      <style:text-properties style:font-name-asian="Bitstream Vera Sans2" style:font-size-asian="10pt" style:font-name-complex="Bitstream Vera Sans2"/>
    </style:style>
    <style:style style:name="T33" style:family="text">
      <style:text-properties officeooo:rsid="00beee5b"/>
    </style:style>
    <style:style style:name="T34" style:family="text">
      <style:text-properties style:text-position="0% 100%" officeooo:rsid="00beee5b"/>
    </style:style>
    <style:style style:name="T35" style:family="text">
      <style:text-properties officeooo:rsid="00c03bd2"/>
    </style:style>
    <style:style style:name="T36" style:family="text">
      <style:text-properties style:use-window-font-color="true" loext:opacity="0%" fo:background-color="transparent" loext:char-shading-value="0"/>
    </style:style>
    <style:style style:name="T37" style:family="text">
      <style:text-properties style:use-window-font-color="true" loext:opacity="0%" officeooo:rsid="0109239f" fo:background-color="transparent" loext:char-shading-value="0"/>
    </style:style>
    <style:style style:name="T38" style:family="text">
      <style:text-properties style:use-window-font-color="true" loext:opacity="0%" officeooo:rsid="014f825b" fo:background-color="transparent" loext:char-shading-value="0"/>
    </style:style>
    <style:style style:name="T39" style:family="text">
      <style:text-properties style:use-window-font-color="true" loext:opacity="0%" officeooo:rsid="00c03bd2" fo:background-color="transparent" loext:char-shading-value="0"/>
    </style:style>
    <style:style style:name="T40" style:family="text">
      <style:text-properties style:use-window-font-color="true" loext:opacity="0%" officeooo:rsid="0178360e" fo:background-color="transparent" loext:char-shading-value="0"/>
    </style:style>
    <style:style style:name="T41" style:family="text">
      <style:text-properties style:use-window-font-color="true" loext:opacity="0%" style:text-line-through-style="none" style:text-line-through-type="none" officeooo:rsid="00c03bd2" fo:background-color="transparent" loext:char-shading-value="0"/>
    </style:style>
    <style:style style:name="T42" style:family="text">
      <style:text-properties officeooo:rsid="00c3fef6"/>
    </style:style>
    <style:style style:name="T43" style:family="text">
      <style:text-properties officeooo:rsid="00c6c044"/>
    </style:style>
    <style:style style:name="T44" style:family="text">
      <style:text-properties officeooo:rsid="018dc4c1"/>
    </style:style>
    <style:style style:name="T45" style:family="text">
      <style:text-properties officeooo:rsid="00d0fb32"/>
    </style:style>
    <style:style style:name="T46" style:family="text">
      <style:text-properties fo:color="#ffffff" loext:opacity="100%" style:font-name="Bitstream Vera Sans1" fo:font-size="16pt" fo:font-weight="bold" style:font-size-asian="16pt" style:font-weight-asian="bold" style:font-size-complex="16pt" style:font-weight-complex="bold"/>
    </style:style>
    <style:style style:name="T47"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49"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51"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52"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vertical-pos="from-top" style:horizontal-pos="from-left" style:horizontal-rel="paragraph-content" draw:ole-draw-aspect="1"/>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12" style:family="graphic">
      <style:graphic-properties draw:stroke="solid"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4"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10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 style:family="graphic">
      <style:graphic-properties draw:stroke="dash"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6" style:family="graphic">
      <style:graphic-properties draw:stroke="solid" draw:stroke-dash="Ultrafine_20_Dashe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7"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9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8"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0"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1"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2" style:family="graphic">
      <style:graphic-properties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draw:stroke-dash="Dashed_20__28_var_29__20_7315"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4" style:family="graphic">
      <style:graphic-properties draw:stroke="none" draw:stroke-dash="Dashed_20__28_var_29__20_7316"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5" style:family="graphic">
      <style:graphic-properties draw:stroke="solid" draw:stroke-dash="Dashed_20__28_var_29__20_7317"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6" style:family="graphic">
      <style:graphic-properties draw:stroke="solid" draw:stroke-dash="Dashed_20__28_var_29__20_731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7" style:family="graphic">
      <style:graphic-properties draw:stroke="solid" draw:stroke-dash="Dashed_20__28_var_29__20_731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8" style:family="graphic">
      <style:graphic-properties draw:stroke="solid" draw:stroke-dash="Dashed_20__28_var_29__20_7320"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9" style:family="graphic">
      <style:graphic-properties draw:stroke="none" draw:stroke-dash="Dashed_20__28_var_29__20_7321"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30" style:family="graphic">
      <style:graphic-properties draw:stroke="solid" draw:stroke-dash="Dashed_20__28_var_29__20_7322"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1" style:family="graphic">
      <style:graphic-properties draw:stroke="solid" draw:stroke-dash="Dashed_20__28_var_29__20_732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2" style:family="graphic">
      <style:graphic-properties draw:stroke="solid" draw:stroke-dash="Dashed_20__28_var_29__20_732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3" style:family="graphic">
      <style:graphic-properties draw:stroke="solid" draw:stroke-dash="Dashed_20__28_var_29__20_732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4" style:family="graphic">
      <style:graphic-properties draw:stroke="none" draw:stroke-dash="Dashed_20__28_var_29__20_7326"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5" style:family="graphic">
      <style:graphic-properties draw:stroke="solid" draw:stroke-dash="Dashed_20__28_var_29__20_732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 style:family="graphic">
      <style:graphic-properties draw:stroke="none" draw:stroke-dash="Dashed_20__28_var_29__20_732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7" style:family="graphic">
      <style:graphic-properties draw:stroke="solid" draw:stroke-dash="Dashed_20__28_var_29__20_732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 style:family="graphic">
      <style:graphic-properties draw:stroke="none" draw:stroke-dash="Dashed_20__28_var_29__20_733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9" style:family="graphic">
      <style:graphic-properties draw:stroke="solid" draw:stroke-dash="Dashed_20__28_var_29__20_733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 style:family="graphic">
      <style:graphic-properties draw:stroke="none" draw:stroke-dash="Dashed_20__28_var_29__20_7332"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1" style:family="graphic">
      <style:graphic-properties draw:stroke="solid" draw:stroke-dash="Dashed_20__28_var_29__20_733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2" style:family="graphic">
      <style:graphic-properties draw:stroke="solid" draw:stroke-dash="Dashed_20__28_var_29__20_733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3" style:family="graphic">
      <style:graphic-properties draw:stroke="dash" draw:stroke-dash="Dashed_20__28_var_29__20_733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4" style:family="graphic">
      <style:graphic-properties draw:stroke="solid" draw:stroke-dash="Dashed_20__28_var_29__20_733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5" style:family="graphic">
      <style:graphic-properties draw:stroke="solid" draw:stroke-dash="Dashed_20__28_var_29__20_733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6" style:family="graphic">
      <style:graphic-properties draw:stroke="solid" draw:stroke-dash="Dashed_20__28_var_29__20_733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7" style:family="graphic">
      <style:graphic-properties draw:stroke="dash" draw:stroke-dash="Dashed_20__28_var_29__20_733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8" style:family="graphic">
      <style:graphic-properties draw:stroke="dash" draw:stroke-dash="Dashed_20__28_var_29__20_734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9" style:family="graphic">
      <style:graphic-properties draw:stroke="solid" draw:stroke-dash="Dashed_20__28_var_29__20_7341"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0" style:family="graphic">
      <style:graphic-properties draw:stroke="solid" draw:stroke-dash="Dashed_20__28_var_29__20_7342"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1" style:family="graphic">
      <style:graphic-properties draw:stroke="dash" draw:stroke-dash="Dashed_20__28_var_29__20_734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2" style:family="graphic">
      <style:graphic-properties draw:stroke="dash" draw:stroke-dash="Dashed_20__28_var_29__20_734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3" style:family="graphic">
      <style:graphic-properties draw:stroke="dash" draw:stroke-dash="Dashed_20__28_var_29__20_734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4" style:family="graphic">
      <style:graphic-properties draw:stroke="solid" draw:stroke-dash="Dashed_20__28_var_29__20_7346"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5" style:family="graphic">
      <style:graphic-properties draw:stroke="solid" draw:stroke-dash="Dashed_20__28_var_29__20_7347"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6" style:family="graphic">
      <style:graphic-properties draw:stroke="solid" draw:stroke-dash="Dashed_20__28_var_29__20_7348"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7" style:family="graphic">
      <style:graphic-properties draw:stroke="solid" draw:stroke-dash="Dashed_20__28_var_29__20_7349"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8" style:family="graphic">
      <style:graphic-properties draw:stroke="solid" draw:stroke-dash="Dashed_20__28_var_29__20_7350"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9" style:family="graphic">
      <style:graphic-properties draw:stroke="solid" draw:stroke-dash="Dashed_20__28_var_29__20_7351" svg:stroke-width="0.019cm" svg:stroke-color="#000000" draw:marker-start-width="0.3cm" draw:marker-start-center="false" draw:marker-end-width="0.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0" style:family="graphic">
      <style:graphic-properties draw:stroke="solid" draw:stroke-dash="Dashed_20__28_var_29__20_7352"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1" style:family="graphic">
      <style:graphic-properties draw:stroke="none" draw:stroke-dash="Dashed_20__28_var_29__20_7353"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2" style:family="graphic">
      <style:graphic-properties draw:stroke="none" draw:stroke-dash="Dashed_20__28_var_29__20_7354" svg:stroke-width="0cm" svg:stroke-color="#000000" draw:marker-start-width="0.3cm" draw:marker-start-center="false" draw:marker-end-width="0.3cm" draw:marker-end-center="false" draw:fill="none" draw:fill-color="#99ccff" draw:auto-grow-width="true" fo:min-height="0.413cm" fo:min-width="1.12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3" style:family="graphic">
      <style:graphic-properties draw:stroke="none" draw:stroke-dash="Dashed_20__28_var_29__20_7355"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4"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5"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5cm" fo:min-width="0.875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66" style:family="graphic">
      <style:graphic-properties draw:stroke="solid"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7"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8" style:family="graphic">
      <style:graphic-properties draw:stroke="dash"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9"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0"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1"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5cm" fo:min-width="0.93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72"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6cm" fo:min-width="0.875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73" style:family="graphic">
      <style:graphic-properties draw:stroke="solid" svg:stroke-width="0cm" svg:stroke-color="#3465a4" draw:marker-start="" draw:marker-start-width="0.199cm" draw:marker-start-center="false" draw:marker-end="" draw:marker-end-width="0.199cm" draw:marker-end-center="false" draw:fill="solid" draw:fill-color="#7fb241" draw:opacity="50%" draw:textarea-horizontal-align="justify" draw:textarea-vertical-align="middle" fo:padding-top="0.125cm" fo:padding-bottom="0.125cm" fo:padding-left="0.25cm" fo:padding-right="0.25cm" fo:wrap-option="wrap" draw:shadow="hidden" draw:shadow-offset-x="0.199cm" draw:shadow-offset-y="0.199cm" draw:shadow-color="#808080" draw:shadow-opacity="50%" loext:decorative="false" style:run-through="foreground"/>
    </style:style>
    <style:style style:name="gr74"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75" style:family="graphic">
      <style:graphic-properties draw:stroke="solid" draw:stroke-dash="Dashed_20__28_var_29__20_7430"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6" style:family="graphic">
      <style:graphic-properties draw:stroke="solid" draw:stroke-dash="Dashed_20__28_var_29__20_7431"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7" style:family="graphic">
      <style:graphic-properties draw:stroke="solid" draw:stroke-dash="Dashed_20__28_var_29__20_743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8" style:family="graphic">
      <style:graphic-properties draw:stroke="dash"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9" style:family="graphic">
      <style:graphic-properties draw:stroke="solid" draw:stroke-dash="Dashed_20__28_var_29__20_743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0" style:family="graphic">
      <style:graphic-properties draw:stroke="dash"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1" style:family="graphic">
      <style:graphic-properties draw:stroke="solid" draw:stroke-dash="Dashed_20__28_var_29__20_743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2" style:family="graphic">
      <style:graphic-properties draw:stroke="none" draw:stroke-dash="Dashed_20__28_var_29__20_7435" svg:stroke-width="0cm" svg:stroke-color="#000000" draw:marker-start-width="0.3cm" draw:marker-start-center="false" draw:marker-end-width="0.3cm" draw:marker-end-center="false" draw:fill="none" draw:fill-color="#99ccff" draw:auto-grow-width="true" fo:min-height="0.386cm" fo:min-width="0.8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3" style:family="graphic">
      <style:graphic-properties draw:stroke="solid" draw:stroke-dash="Dashed_20__28_var_29__20_743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4" style:family="graphic">
      <style:graphic-properties draw:stroke="solid" draw:stroke-dash="Dashed_20__28_var_29__20_743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5" style:family="graphic">
      <style:graphic-properties draw:stroke="none" draw:stroke-dash="Dashed_20__28_var_29__20_7438" svg:stroke-width="0cm" svg:stroke-color="#000000" draw:marker-start-width="0.3cm" draw:marker-start-center="false" draw:marker-end-width="0.3cm" draw:marker-end-center="false" draw:fill="none" draw:fill-color="#99ccff" draw:auto-grow-width="true" fo:min-height="0.386cm" fo:min-width="0.8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6" style:family="graphic">
      <style:graphic-properties draw:stroke="none" draw:stroke-dash="Dashed_20__28_var_29__20_7439" svg:stroke-width="0cm" svg:stroke-color="#000000" draw:marker-start-width="0.3cm" draw:marker-start-center="false" draw:marker-end-width="0.3cm" draw:marker-end-center="false" draw:fill="none" draw:fill-color="#99ccff" draw:auto-grow-width="true" fo:min-height="0.386cm" fo:min-width="1.0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7" style:family="graphic">
      <style:graphic-properties draw:stroke="solid" draw:stroke-dash="Dashed_20__28_var_29__20_744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8" style:family="graphic">
      <style:graphic-properties draw:stroke="none" draw:stroke-dash="Dashed_20__28_var_29__20_7441" svg:stroke-width="0cm" svg:stroke-color="#000000" draw:marker-start-width="0.3cm" draw:marker-start-center="false" draw:marker-end-width="0.3cm" draw:marker-end-center="false" draw:fill="none" draw:fill-color="#99ccff" draw:auto-grow-width="true" fo:min-height="0.385cm" fo:min-width="0.81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0"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1" style:family="graphic">
      <style:graphic-properties draw:stroke="solid"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2" style:family="graphic">
      <style:graphic-properties draw:stroke="none" draw:stroke-dash="Ultrafine_20_Dashed" svg:stroke-width="0.019cm" svg:stroke-color="#000000" draw:marker-start="" draw:marker-start-width="0.229cm" draw:marker-start-center="false" draw:marker-end="" draw:marker-end-width="0.229cm" draw:marker-end-center="false" draw:fill="solid" draw:fill-color="#ff6600" draw:opacity="50%" draw:textarea-horizontal-align="center" draw:textarea-vertical-align="middle" fo:padding-top="0.125cm" fo:padding-bottom="0.125cm" fo:padding-left="0.25cm" fo:padding-right="0.25cm" draw:shadow="hidden" draw:shadow-offset-x="0.3cm" draw:shadow-offset-y="0.3cm" draw:shadow-color="#808080" draw:shadow-opacity="50%" loext:decorative="false" style:run-through="foreground"/>
    </style:style>
    <style:style style:name="gr93"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4"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5"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ffffff"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style>
    <style:style style:name="gr96"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7"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0.954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98"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1.13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99" style:family="graphic">
      <style:graphic-properties draw:stroke="solid" draw:stroke-dash="Dashed_20__28_var_29__20_7430"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0"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01" style:family="graphic">
      <style:graphic-properties style:writing-mode="lr-tb" loext:decorative="false" style:run-through="foreground"/>
    </style:style>
    <style:style style:name="gr102" style:family="graphic">
      <style:graphic-properties draw:stroke="solid" draw:stroke-dash="Dashed_20__28_var_29__20_2313" svg:stroke-width="0.019cm" svg:stroke-color="#000000" draw:marker-start-width="0.3cm" draw:marker-start-center="false" draw:marker-end-width="0.3cm" draw:marker-end-center="false" draw:fill="solid" draw:fill-color="#67c0ce" draw:opacity="54%"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3" style:family="graphic">
      <style:graphic-properties draw:stroke="solid" draw:stroke-dash="Dashed_20__28_var_29__20_744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4" style:family="graphic">
      <style:graphic-properties draw:stroke="solid" draw:stroke-dash="Dashed_20__28_var_29__20_744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5" style:family="graphic">
      <style:graphic-properties draw:stroke="solid" draw:stroke-dash="Dashed_20__28_var_29__20_744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6" style:family="graphic">
      <style:graphic-properties draw:stroke="solid" draw:stroke-dash="Dashed_20__28_var_29__20_744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7" style:family="graphic">
      <style:graphic-properties draw:stroke="solid" draw:stroke-dash="Dashed_20__28_var_29__20_744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8" style:family="graphic">
      <style:graphic-properties draw:stroke="solid" draw:stroke-dash="Dashed_20__28_var_29__20_74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9" style:family="graphic">
      <style:graphic-properties draw:stroke="solid" draw:stroke-dash="Dashed_20__28_var_29__20_74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0" style:family="graphic">
      <style:graphic-properties draw:stroke="solid" draw:stroke-dash="Dashed_20__28_var_29__20_74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1" style:family="graphic">
      <style:graphic-properties draw:stroke="solid" draw:stroke-dash="Dashed_20__28_var_29__20_745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2" style:family="graphic">
      <style:graphic-properties draw:stroke="solid" draw:stroke-dash="Dashed_20__28_var_29__20_745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3" style:family="graphic">
      <style:graphic-properties draw:stroke="solid" draw:stroke-dash="Dashed_20__28_var_29__20_745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4" style:family="graphic">
      <style:graphic-properties loext:decorative="false" style:run-through="foreground"/>
    </style:style>
    <style:style style:name="gr115" style:family="graphic">
      <style:graphic-properties draw:stroke="solid" draw:stroke-dash="Dashed_20__28_var_29__20_745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6" style:family="graphic">
      <style:graphic-properties draw:stroke="solid" draw:stroke-dash="Dashed_20__28_var_29__20_745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7" style:family="graphic">
      <style:graphic-properties draw:stroke="solid" draw:stroke-dash="Dashed_20__28_var_29__20_745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8" style:family="graphic">
      <style:graphic-properties draw:stroke="solid" draw:stroke-dash="Dashed_20__28_var_29__20_567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9" style:family="graphic">
      <style:graphic-properties draw:stroke="solid" draw:stroke-dash="Dashed_20__28_var_29__20_745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0" style:family="graphic">
      <style:graphic-properties draw:stroke="solid" draw:stroke-dash="Dashed_20__28_var_29__20_745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1" style:family="graphic">
      <style:graphic-properties draw:stroke="solid" draw:stroke-dash="Dashed_20__28_var_29__20_745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2" style:family="graphic">
      <style:graphic-properties draw:stroke="solid" draw:stroke-dash="Dashed_20__28_var_29__20_745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3" style:family="graphic">
      <style:graphic-properties draw:stroke="solid" draw:stroke-dash="Dashed_20__28_var_29__20_746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4" style:family="graphic">
      <style:graphic-properties draw:stroke="solid" draw:stroke-dash="Dashed_20__28_var_29__20_746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5" style:family="graphic">
      <style:graphic-properties draw:stroke="none" draw:stroke-dash="Dashed_20__28_var_29__20_7462"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68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26" style:family="graphic">
      <style:graphic-properties draw:stroke="none" draw:stroke-dash="Dashed_20__28_var_29__20_7463" svg:stroke-width="0cm" svg:stroke-color="#000000" draw:marker-start-width="0.3cm" draw:marker-start-center="false" draw:marker-end-width="0.3cm" draw:marker-end-center="false" draw:fill="none" draw:fill-color="#99ccff" draw:textarea-horizontal-align="left" draw:auto-grow-height="true" draw:auto-grow-width="true" fo:min-height="0.413cm" fo:min-width="0.9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7" style:family="graphic">
      <style:graphic-properties draw:stroke="none" draw:stroke-dash="Dashed_20__28_var_29__20_7464" svg:stroke-width="0cm" svg:stroke-color="#000000" draw:marker-start-width="0.3cm" draw:marker-start-center="false" draw:marker-end-width="0.3cm" draw:marker-end-center="false" draw:fill="none" draw:fill-color="#99ccff" draw:textarea-horizontal-align="left" draw:auto-grow-height="true" draw:auto-grow-width="true" fo:min-height="0.413cm" fo:min-width="0.68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8" style:family="graphic">
      <style:graphic-properties draw:stroke="solid" draw:stroke-dash="Dashed_20__28_var_29__20_746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9" style:family="graphic">
      <style:graphic-properties draw:stroke="none" draw:stroke-dash="Dashed_20__28_var_29__20_7466"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0" style:family="graphic">
      <style:graphic-properties draw:stroke="solid" draw:stroke-dash="Dashed_20__28_var_29__20_746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1" style:family="graphic">
      <style:graphic-properties draw:stroke="solid" draw:stroke-dash="Dashed_20__28_var_29__20_746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2" style:family="graphic">
      <style:graphic-properties draw:stroke="solid" draw:stroke-dash="Dashed_20__28_var_29__20_746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3" style:family="graphic">
      <style:graphic-properties draw:stroke="solid" draw:stroke-dash="Dashed_20__28_var_29__20_747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4" style:family="graphic">
      <style:graphic-properties draw:stroke="solid" draw:stroke-dash="Dashed_20__28_var_29__20_747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5" style:family="graphic">
      <style:graphic-properties draw:stroke="none" draw:stroke-dash="Dashed_20__28_var_29__20_7472"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6"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7"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8"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02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40"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6" text:outline-level="1"><text:span text:style-name="_5f_Caractères"><text:span text:style-name="T27">Cubes dans un pavé droit</text:span></text:span></text:h>
          <text:list>
            <text:list-header>
              <text:p text:style-name="P50"><text:span text:style-name="_5f_Caractères">Combien peut-on mettre de cube de 1</text:span><text:span text:style-name="_5f_Caractères"><text:span text:style-name="T42"> </text:span></text:span><text:span text:style-name="_5f_Caractères">dm </text:span><text:span text:style-name="_5f_Caractères"><text:span text:style-name="T37">d’arête </text:span></text:span><text:span text:style-name="_5f_Caractères">dans un pavé droit de longueur 7</text:span><text:span text:style-name="_5f_Caractères"><text:span text:style-name="T42"> </text:span></text:span><text:span text:style-name="_5f_Caractères">dm, de largeur 5</text:span><text:span text:style-name="_5f_Caractères"><text:span text:style-name="T43"> </text:span></text:span><text:span text:style-name="_5f_Caractères">dm et de hauteur 10</text:span><text:span text:style-name="_5f_Caractères"><text:span text:style-name="T43"> </text:span></text:span><text:span text:style-name="_5f_Caractères">dm ?</text:span></text:p>
            </text:list-header>
          </text:list>
        </text:list-item>
      </text:list>
      <text:p text:style-name="_5f_Paragraphe_5f_Réponse_5f_Pointillés_5f_Grisés"><text:span text:style-name="_5f_Caractères"><text:tab/></text:span></text:p>
      <text:p text:style-name="_5f_Paragraphe_5f_Réponse_5f_Pointillés_5f_Grisés"><text:tab/></text:p>
      <text:p text:style-name="_5f_Paragraphe_5f_Réponse_5f_Pointillés_5f_Grisés"><text:tab/></text:p>
      <text:list text:continue-numbering="true" text:style-name="_5f_Numérotation_20_des_20_exercices">
        <text:list-item>
          <text:h text:style-name="P61" text:outline-level="1"><text:span text:style-name="_5f_Caractères">Calcule les volumes des solides suivants.</text:span></text:h>
          <text:list>
            <text:list-item>
              <text:p text:style-name="P49"><text:span text:style-name="_5f_Caractères">Un prisme droit à base rectangulaire de 6,1 cm de long, 42 mm de large et 7 cm de hauteur.</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9"><text:span text:style-name="_5f_Caractères">Un prisme droit de 0,5 dm de hauteur. Le triangle de base a un côté de 0,3 dm et la hauteur relative à ce côté est de 1,3 dm.</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61" text:outline-level="1"><text:span text:style-name="_5f_Caractères">Colorie une base, repasse en couleur une hauteur et détermine le volume.</text:span></text:h>
        </text:list-item>
      </text:list>
      <table:table table:name="Table1" table:style-name="Table1">
        <table:table-column table:style-name="Table1.A"/>
        <table:table-column table:style-name="Table1.B"/>
        <table:table-row>
          <table:table-cell table:style-name="Table1.A1" office:value-type="string">
            <text:list xml:id="list100300498959981" text:continue-numbering="true" text:style-name="_5f_Numérotation_20_des_20_exercices">
              <text:list-item>
                <text:list>
                  <text:list-item text:start-value="1">
                    <text:p text:style-name="P49"><draw:g text:anchor-type="as-char" draw:z-index="29" draw:name="Forme7_ 1" draw:style-name="gr74"><draw:polygon draw:style-name="gr92" draw:text-style-name="P88" svg:width="1.988cm" svg:height="0.695cm" svg:x="0.001cm" svg:y="1.392cm" svg:viewBox="0 0 1989 696" draw:points="0,696 397,347 1592,0 1989,696"><text:p/></draw:polygon><draw:polygon draw:style-name="gr93" draw:text-style-name="P84" svg:width="1.988cm" svg:height="0.695cm" svg:x="0.001cm" svg:y="0cm" svg:viewBox="0 0 1989 696" draw:points="0,696 1989,696 1592,0 397,347"><text:p/></draw:polygon><draw:line draw:style-name="gr94" draw:text-style-name="P85" svg:x1="0.001cm" svg:y1="2.087cm" svg:x2="1.99cm" svg:y2="2.087cm"><text:p/></draw:line><draw:polyline draw:style-name="gr95" draw:text-style-name="P89" svg:width="1.988cm" svg:height="0.695cm" svg:x="0.001cm" svg:y="1.392cm" svg:viewBox="0 0 1989 696" draw:points="0,696 397,347 1592,0 1989,696"><text:p/></draw:polyline><draw:line draw:style-name="gr94" draw:text-style-name="P85" svg:x1="0.001cm" svg:y1="0.696cm" svg:x2="0.001cm" svg:y2="2.088cm"><text:p/></draw:line><draw:line draw:style-name="gr94" draw:text-style-name="P85" svg:x1="1.99cm" svg:y1="0.696cm" svg:x2="1.99cm" svg:y2="2.088cm"><text:p/></draw:line><draw:line draw:style-name="gr96" draw:text-style-name="P85" svg:x1="0.398cm" svg:y1="0.346cm" svg:x2="0.398cm" svg:y2="1.738cm"><text:p/></draw:line><draw:line draw:style-name="gr96" draw:text-style-name="P85" svg:x1="1.593cm" svg:y1="0cm" svg:x2="1.593cm" svg:y2="1.392cm"><text:p/></draw:line><draw:frame draw:style-name="gr97" draw:text-style-name="P90" svg:width="1.456cm" svg:height="0.625cm" svg:x="0.404cm" svg:y="1.609cm"><draw:text-box><text:p text:style-name="P82"><text:span text:style-name="T50">8 cm²</text:span></text:p></draw:text-box></draw:frame><draw:line draw:style-name="gr13" draw:text-style-name="P85" svg:x1="2.157cm" svg:y1="0.696cm" svg:x2="2.157cm" svg:y2="2.088cm"><text:p/></draw:line><draw:frame draw:style-name="gr98" draw:text-style-name="P90" svg:width="1.641cm" svg:height="0.625cm" draw:transform="rotate (-1.5707963267949) translate (2.77636111111111cm 0.572722222222222cm)"><draw:text-box><text:p text:style-name="P82"><text:span text:style-name="T50">6,5 cm</text:span></text:p></draw:text-box></draw:frame><draw:rect draw:style-name="gr99" draw:text-style-name="P84" svg:width="0.207cm" svg:height="0.207cm" svg:x="1.783cm" svg:y="1.88cm"><text:p/></draw:rect></draw:g></text:p>
                  </text:list-item>
                </text:list>
              </text:list-item>
            </text:list>
          </table:table-cell>
          <table:table-cell table:style-name="Table1.B1" office:value-type="string">
            <text:list text:style-name="List_20_1">
              <text:list-item>
                <text:p text:style-name="P47"><text:span text:style-name="_5f_Caractères">Aire de la base = </text:span><text:span text:style-name="_5f_pointillés_20_gris"><text:tab/></text:span></text:p>
              </text:list-item>
            </text:list>
            <text:p text:style-name="P42"><text:span text:style-name="_5f_Caractères"> </text:span><text:span text:style-name="_5f_pointillés_20_gris"><text:tab/></text:span></text:p>
            <text:list xml:id="list100300527668361" text:continue-numbering="true" text:style-name="List_20_1">
              <text:list-item>
                <text:p text:style-name="P47"><text:span text:style-name="_5f_Caractères">Volume = </text:span><text:span text:style-name="_5f_pointillés_20_gris"><text:tab/></text:span></text:p>
              </text:list-item>
            </text:list>
            <text:p text:style-name="P43"><text:span text:style-name="_5f_Caractères"> </text:span><text:span text:style-name="_5f_pointillés_20_gris"><text:tab/></text:span></text:p>
          </table:table-cell>
        </table:table-row>
        <table:table-row>
          <table:table-cell table:style-name="Table1.A2" office:value-type="string">
            <text:list xml:id="list100300495821006" text:continue-list="list100300498959981" text:style-name="_5f_Numérotation_20_des_20_exercices">
              <text:list-item>
                <text:list>
                  <text:list-item>
                    <text:p text:style-name="P27"><draw:g text:anchor-type="as-char" svg:y="-1cm" draw:z-index="30" draw:name="Forme10_ 1" draw:style-name="gr20"><draw:frame draw:style-name="gr89" draw:text-style-name="P72" svg:width="0.876cm" svg:height="0.414cm" draw:transform="rotate (-1.5707963267949) translate (3.20675cm 1.29104166666667cm)"><draw:text-box><text:p text:style-name="P71"><text:span text:style-name="T47">5 cm</text:span></text:p></draw:text-box></draw:frame><draw:polygon draw:style-name="gr90" draw:text-style-name="P87" svg:width="2.588cm" svg:height="0.862cm" svg:x="0cm" svg:y="0cm" svg:viewBox="0 0 2589 863" draw:points="0,863 2589,863 1727,0"><text:p/></draw:polygon><draw:line draw:style-name="gr91" draw:text-style-name="P70" svg:x1="0cm" svg:y1="0.864cm" svg:x2="0cm" svg:y2="2.591cm"><text:p/></draw:line><draw:line draw:style-name="gr78" draw:text-style-name="P70" svg:x1="1.727cm" svg:y1="0cm" svg:x2="1.727cm" svg:y2="1.727cm"><text:p/></draw:line><draw:line draw:style-name="gr91" draw:text-style-name="P70" svg:x1="2.589cm" svg:y1="0.864cm" svg:x2="2.589cm" svg:y2="2.591cm"><text:p/></draw:line><draw:polyline draw:style-name="gr80" draw:text-style-name="P87" svg:width="2.588cm" svg:height="0.862cm" svg:x="0cm" svg:y="1.727cm" svg:viewBox="0 0 2589 863" draw:points="0,863 1727,0 2589,863"><text:p/></draw:polyline><draw:line draw:style-name="gr91" draw:text-style-name="P70" svg:x1="0cm" svg:y1="2.589cm" svg:x2="2.589cm" svg:y2="2.589cm"><text:p/></draw:line><draw:line draw:style-name="gr13" draw:text-style-name="P70" svg:x1="2.762cm" svg:y1="0.864cm" svg:x2="2.762cm" svg:y2="2.591cm"><text:p/></draw:line><draw:line draw:style-name="gr13" draw:text-style-name="P70" svg:x1="0cm" svg:y1="2.762cm" svg:x2="2.589cm" svg:y2="2.762cm"><text:p/></draw:line><draw:frame draw:style-name="gr89" draw:text-style-name="P72" svg:width="0.876cm" svg:height="0.414cm" svg:x="0.85cm" svg:y="2.783cm"><draw:text-box><text:p text:style-name="P71"><text:span text:style-name="T47">4 cm</text:span></text:p></draw:text-box></draw:frame><draw:line draw:style-name="gr91" draw:text-style-name="P70" svg:x1="1.727cm" svg:y1="1.727cm" svg:x2="1.295cm" svg:y2="2.59cm"><text:p/></draw:line><draw:line draw:style-name="gr91" draw:text-style-name="P70" svg:x1="1.381cm" svg:y1="2.418cm" svg:x2="1.554cm" svg:y2="2.418cm"><text:p/></draw:line><draw:line draw:style-name="gr91" draw:text-style-name="P70" svg:x1="1.554cm" svg:y1="2.418cm" svg:x2="1.468cm" svg:y2="2.591cm"><text:p/></draw:line><draw:line draw:style-name="gr13" draw:text-style-name="P70" svg:x1="1.609cm" svg:y1="1.701cm" svg:x2="1.179cm" svg:y2="2.564cm"><text:p/></draw:line><draw:frame draw:style-name="gr89" draw:text-style-name="P72" svg:width="0.876cm" svg:height="0.414cm" draw:transform="rotate (1.10706234454) translate (0.703791666666667cm 2.35466666666667cm)"><draw:text-box><text:p text:style-name="P71"><text:span text:style-name="T47">3 cm</text:span></text:p></draw:text-box></draw:frame></draw:g></text:p>
                  </text:list-item>
                </text:list>
              </text:list-item>
            </text:list>
          </table:table-cell>
          <table:table-cell table:style-name="Table1.B2" office:value-type="string">
            <text:list text:continue-list="list100300527668361" text:style-name="List_20_1">
              <text:list-item>
                <text:p text:style-name="P47"><text:span text:style-name="_5f_Caractères">Aire de la base = </text:span><text:span text:style-name="_5f_pointillés_20_gris"><text:tab/></text:span></text:p>
              </text:list-item>
            </text:list>
            <text:p text:style-name="P39"><text:span text:style-name="_5f_Caractères"> </text:span><text:span text:style-name="_5f_pointillés_20_gris"><text:tab/></text:span></text:p>
            <text:list xml:id="list100302410720776" text:continue-numbering="true" text:style-name="List_20_1">
              <text:list-item>
                <text:p text:style-name="P47"><text:span text:style-name="_5f_Caractères">Volume = </text:span><text:span text:style-name="_5f_pointillés_20_gris"><text:tab/></text:span></text:p>
              </text:list-item>
            </text:list>
            <text:p text:style-name="P45"><text:span text:style-name="_5f_pointillés_20_gris"><text:span text:style-name="T32"><text:tab/></text:span></text:span></text:p>
          </table:table-cell>
        </table:table-row>
        <table:table-row>
          <table:table-cell table:style-name="Table1.A3" office:value-type="string">
            <text:list xml:id="list100301638742889" text:continue-list="list100300495821006" text:style-name="_5f_Numérotation_20_des_20_exercices">
              <text:list-item>
                <text:list>
                  <text:list-item>
                    <text:p text:style-name="P49"><draw:g text:anchor-type="as-char" draw:z-index="32" draw:name="Group object 1" draw:style-name="gr64"><draw:frame draw:style-name="gr65" draw:text-style-name="P83" svg:width="0.876cm" svg:height="0.415cm" svg:x="0.57cm" svg:y="1.677cm"><draw:text-box><text:p text:style-name="P82"><text:span text:style-name="T48">4 cm</text:span></text:p></draw:text-box></draw:frame><draw:polygon draw:style-name="gr66" draw:text-style-name="P84" svg:width="2.498cm" svg:height="0.999cm" svg:x="0.001cm" svg:y="0.5cm" svg:viewBox="0 0 2499 1000" draw:points="0,1000 2000,1000 2499,0 499,0"><text:p/></draw:polygon><draw:line draw:style-name="gr67" draw:text-style-name="P85" svg:x1="0.5cm" svg:y1="0.5cm" svg:x2="2.001cm" svg:y2="0.001cm"><text:p/></draw:line><draw:line draw:style-name="gr67" draw:text-style-name="P85" svg:x1="2.5cm" svg:y1="0.5cm" svg:x2="4.001cm" svg:y2="0.001cm"><text:p/></draw:line><draw:line draw:style-name="gr67" draw:text-style-name="P85" svg:x1="2.001cm" svg:y1="1.5cm" svg:x2="3.5cm" svg:y2="1.001cm"><text:p/></draw:line><draw:line draw:style-name="gr68" draw:text-style-name="P85" svg:x1="0.001cm" svg:y1="1.5cm" svg:x2="1.5cm" svg:y2="1.001cm"><text:p/></draw:line><draw:polyline draw:style-name="gr66" draw:text-style-name="P84" svg:width="1.999cm" svg:height="0.999cm" svg:x="2.001cm" svg:y="0.001cm" svg:viewBox="0 0 2000 1000" draw:points="0,0 2000,0 1499,1000"><text:p/></draw:polyline><draw:polyline draw:style-name="gr69" draw:text-style-name="P84" svg:width="1.999cm" svg:height="0.999cm" svg:x="1.5cm" svg:y="0.001cm" svg:viewBox="0 0 2000 1000" draw:points="501,0 0,1000 2000,1000"><text:p/></draw:polyline><draw:line draw:style-name="gr70" draw:text-style-name="P85" svg:x1="0.001cm" svg:y1="1.682cm" svg:x2="2.001cm" svg:y2="1.682cm"><text:p/></draw:line><draw:line draw:style-name="gr70" draw:text-style-name="P85" svg:x1="2.082cm" svg:y1="1.622cm" svg:x2="3.581cm" svg:y2="1.123cm"><text:p/></draw:line><draw:line draw:style-name="gr70" draw:text-style-name="P85" svg:x1="0.965cm" svg:y1="0.5cm" svg:x2="0.965cm" svg:y2="1.5cm"><text:p/></draw:line><draw:frame draw:style-name="gr71" draw:text-style-name="P83" svg:width="0.93cm" svg:height="0.415cm" draw:transform="rotate (0.320616983591358) translate (2.46238888888889cm 1.55752777777778cm)"><draw:text-box><text:p text:style-name="P82"><text:span text:style-name="T48">5 cm</text:span></text:p></draw:text-box></draw:frame><draw:frame draw:style-name="gr72" draw:text-style-name="P83" svg:width="0.876cm" svg:height="0.417cm" svg:x="1.154cm" svg:y="0.764cm"><draw:text-box><text:p text:style-name="P82"><text:span text:style-name="T48">2 cm</text:span></text:p></draw:text-box></draw:frame><draw:rect draw:style-name="gr66" draw:text-style-name="P84" svg:width="0.218cm" svg:height="0.219cm" svg:x="0.968cm" svg:y="0.504cm"><text:p/></draw:rect><draw:polygon draw:style-name="gr73" draw:text-style-name="P86" svg:width="2.498cm" svg:height="0.999cm" svg:x="0.001cm" svg:y="0.5cm" svg:viewBox="0 0 2499 1000" draw:points="0,1000 499,0 2499,0 2000,1000"><text:p/></draw:polygon></draw:g></text:p>
                  </text:list-item>
                </text:list>
              </text:list-item>
            </text:list>
          </table:table-cell>
          <table:table-cell table:style-name="Table1.B2" office:value-type="string">
            <text:list text:continue-list="list100302410720776" text:style-name="List_20_1">
              <text:list-item>
                <text:p text:style-name="P47"><text:span text:style-name="_5f_Caractères">Aire de la base = </text:span><text:span text:style-name="_5f_pointillés_20_gris"><text:tab/></text:span></text:p>
              </text:list-item>
            </text:list>
            <text:p text:style-name="P39"><text:span text:style-name="_5f_Caractères"> </text:span><text:span text:style-name="_5f_pointillés_20_gris"><text:tab/></text:span></text:p>
            <text:list xml:id="list100301469066196" text:continue-numbering="true" text:style-name="List_20_1">
              <text:list-item>
                <text:p text:style-name="P47"><text:span text:style-name="_5f_Caractères">Volume = </text:span><text:span text:style-name="_5f_pointillés_20_gris"><text:tab/></text:span></text:p>
              </text:list-item>
            </text:list>
            <text:p text:style-name="P43"><text:span text:style-name="_5f_Caractères"> </text:span><text:span text:style-name="_5f_pointillés_20_gris"><text:tab/></text:span></text:p>
          </table:table-cell>
        </table:table-row>
        <table:table-row>
          <table:table-cell table:style-name="Table1.A4" office:value-type="string">
            <text:list xml:id="list100301282625505" text:continue-list="list100301638742889" text:style-name="_5f_Numérotation_20_des_20_exercices">
              <text:list-item>
                <text:list>
                  <text:list-item>
                    <text:p text:style-name="P49"><draw:g text:anchor-type="as-char" draw:z-index="31" draw:name="Forme12_ 1" draw:style-name="gr74"><draw:rect draw:style-name="gr75" draw:text-style-name="P87" svg:width="0.193cm" svg:height="0.193cm" svg:x="0.586cm" svg:y="1.7cm"><text:p/></draw:rect><draw:polygon draw:style-name="gr76" draw:text-style-name="P87" svg:width="2.18cm" svg:height="1.088cm" svg:x="0.582cm" svg:y="0.8cm" svg:viewBox="0 0 2181 1089" draw:points="0,0 0,1089 2181,1089"><text:p/></draw:polygon><draw:line draw:style-name="gr77" draw:text-style-name="P70" svg:x1="0.582cm" svg:y1="0.8cm" svg:x2="1.673cm" svg:y2="0.075cm"><text:p/></draw:line><draw:line draw:style-name="gr78" draw:text-style-name="P70" svg:x1="0.582cm" svg:y1="1.886cm" svg:x2="1.673cm" svg:y2="1.161cm"><text:p/></draw:line><draw:line draw:style-name="gr79" draw:text-style-name="P70" svg:x1="2.762cm" svg:y1="1.886cm" svg:x2="3.853cm" svg:y2="1.161cm"><text:p/></draw:line><draw:polyline draw:style-name="gr80" draw:text-style-name="P87" svg:width="2.18cm" svg:height="1.088cm" svg:x="1.673cm" svg:y="0.075cm" svg:viewBox="0 0 2181 1089" draw:points="0,0 0,1089 2181,1089"><text:p/></draw:polyline><draw:line draw:style-name="gr81" draw:text-style-name="P70" svg:x1="1.673cm" svg:y1="0.075cm" svg:x2="3.854cm" svg:y2="1.164cm"><text:p/></draw:line><draw:frame draw:style-name="gr82" draw:text-style-name="P72" svg:width="0.819cm" svg:height="0.387cm" svg:x="1.265cm" svg:y="2.041cm"><draw:text-box><text:p text:style-name="P71"><text:span text:style-name="T49">8 cm</text:span></text:p></draw:text-box></draw:frame><draw:line draw:style-name="gr83" draw:text-style-name="P70" svg:x1="0.582cm" svg:y1="2.047cm" svg:x2="2.763cm" svg:y2="2.043cm"><text:p/></draw:line><draw:line draw:style-name="gr84" draw:text-style-name="P70" svg:x1="0.437cm" svg:y1="1.889cm" svg:x2="0.437cm" svg:y2="0.8cm"><text:p/></draw:line><draw:frame draw:style-name="gr85" draw:text-style-name="P72" svg:width="0.819cm" svg:height="0.387cm" draw:transform="rotate (1.5707963267949) translate (0cm 1.75098611111111cm)"><draw:text-box><text:p text:style-name="P71"><text:span text:style-name="T49">6 cm</text:span></text:p></draw:text-box></draw:frame><draw:frame draw:style-name="gr86" draw:text-style-name="P72" svg:width="1.031cm" svg:height="0.387cm" draw:transform="rotate (-0.486597795456019) translate (2.48884722222222cm 0.000444444444444571cm)"><draw:text-box><text:p text:style-name="P71"><text:span text:style-name="T49">10 cm</text:span></text:p></draw:text-box></draw:frame><draw:line draw:style-name="gr87" draw:text-style-name="P70" svg:x1="2.836cm" svg:y1="1.983cm" svg:x2="3.95cm" svg:y2="1.228cm"><text:p/></draw:line><draw:frame draw:style-name="gr88" draw:text-style-name="P72" svg:width="0.817cm" svg:height="0.385cm" draw:transform="rotate (0.590444885949682) translate (3.08327777777778cm 1.83565277777778cm)"><draw:text-box><text:p text:style-name="P71"><text:span text:style-name="T49">5 cm</text:span></text:p></draw:text-box></draw:frame></draw:g></text:p>
                  </text:list-item>
                </text:list>
              </text:list-item>
            </text:list>
          </table:table-cell>
          <table:table-cell table:style-name="Table1.B2" office:value-type="string">
            <text:list text:continue-list="list100301469066196" text:style-name="List_20_1">
              <text:list-item>
                <text:p text:style-name="P47"><text:span text:style-name="_5f_Caractères">Aire de la base = </text:span><text:span text:style-name="_5f_pointillés_20_gris"><text:tab/></text:span></text:p>
              </text:list-item>
            </text:list>
            <text:p text:style-name="P39"><text:span text:style-name="_5f_Caractères"> </text:span><text:span text:style-name="_5f_pointillés_20_gris"><text:tab/></text:span></text:p>
            <text:list xml:id="list100301457501619" text:continue-numbering="true" text:style-name="List_20_1">
              <text:list-item>
                <text:p text:style-name="P47"><text:span text:style-name="_5f_Caractères">Volume = </text:span><text:span text:style-name="_5f_pointillés_20_gris"><text:tab/></text:span></text:p>
              </text:list-item>
            </text:list>
            <text:p text:style-name="P43"><text:span text:style-name="_5f_Caractères"> </text:span><text:span text:style-name="_5f_pointillés_20_gris"><text:tab/></text:span></text:p>
          </table:table-cell>
        </table:table-row>
      </table:table>
      <text:h text:style-name="_5f_Paragraphe" text:outline-level="1"><text:span text:style-name="_5f_pointillés_20_gris"/></text:h>
      <text:list text:continue-list="list100301282625505" text:style-name="_5f_Numérotation_20_des_20_exercices">
        <text:list-item>
          <text:h text:style-name="P61" text:outline-level="1"><text:span text:style-name="_5f_Caractères">Complète les calculs pour déterminer le volume exact de chaque cylindre de révolution.</text:span></text:h>
        </text:list-item>
      </text:list>
      <table:table table:name="Tableau9" table:style-name="Tableau9">
        <table:table-column table:style-name="Tableau9.A"/>
        <table:table-column table:style-name="Tableau9.B"/>
        <table:table-row table:style-name="Tableau9.1">
          <table:table-cell table:style-name="Tableau9.A1" office:value-type="string">
            <text:list xml:id="list100301247710032" text:continue-numbering="true" text:style-name="_5f_Numérotation_20_des_20_exercices">
              <text:list-item>
                <text:list>
                  <text:list-item>
                    <text:p text:style-name="P49"><text:span text:style-name="_5f_Caractères"><draw:g text:anchor-type="as-char" svg:y="0cm" draw:z-index="35" draw:name="Forme13_0" draw:style-name="gr20"><draw:ellipse draw:style-name="gr12" draw:text-style-name="P69" svg:width="1.918cm" svg:height="0.436cm" svg:x="0.004cm" svg:y="0cm"><text:p/></draw:ellipse><draw:line draw:style-name="gr13" draw:text-style-name="P70" svg:x1="0.901cm" svg:y1="1.998cm" svg:x2="1.908cm" svg:y2="1.982cm"><text:p/></draw:line><draw:frame draw:style-name="gr21" draw:text-style-name="P72" svg:width="0.791cm" svg:height="0.415cm" svg:x="1.009cm" svg:y="1.427cm"><draw:text-box><text:p text:style-name="P71"><text:span text:style-name="T47">2 cm</text:span></text:p></draw:text-box></draw:frame><draw:ellipse draw:style-name="gr15" draw:text-style-name="P73" svg:width="1.918cm" svg:height="0.436cm" svg:x="0.005cm" svg:y="1.773cm"><text:p/></draw:ellipse><draw:line draw:style-name="gr16" draw:text-style-name="P74" svg:x1="0.003cm" svg:y1="0.204cm" svg:x2="0.003cm" svg:y2="1.982cm"><text:p/></draw:line><draw:line draw:style-name="gr16" draw:text-style-name="P74" svg:x1="1.918cm" svg:y1="0.194cm" svg:x2="1.918cm" svg:y2="1.972cm"><text:p/></draw:line><draw:line draw:style-name="gr13" draw:text-style-name="P70" svg:x1="2.169cm" svg:y1="1.951cm" svg:x2="2.169cm" svg:y2="0.247cm"><text:p/></draw:line><draw:ellipse draw:style-name="gr16" draw:text-style-name="P74" svg:width="1.918cm" svg:height="0.424cm" draw:transform="rotate (-3.14159265358979) translate (1.91734722222222cm 2.206625cm)" draw:kind="arc" draw:start-angle="358.93" draw:end-angle="178.51"><text:p/></draw:ellipse><draw:frame draw:style-name="gr19" draw:text-style-name="P72" svg:width="0.876cm" svg:height="0.463cm" draw:transform="rotate (-1.5707963267949) translate (2.67229166666667cm 0.650875cm)"><draw:text-box><text:p text:style-name="P71"><text:span text:style-name="T47">6 cm</text:span></text:p></draw:text-box></draw:frame></draw:g></text:span></text:p>
                  </text:list-item>
                </text:list>
              </text:list-item>
            </text:list>
          </table:table-cell>
          <table:table-cell table:style-name="Tableau9.B1" office:value-type="string">
            <text:list text:continue-list="list100301457501619" text:style-name="List_20_1">
              <text:list-item>
                <text:p text:style-name="P47"><text:span text:style-name="_5f_Caractères">Aire de la base : </text:span></text:p>
              </text:list-item>
            </text:list>
            <text:p text:style-name="P38"><text:span text:style-name="_5f_Caractères"><text:span text:style-name="T28">π × </text:span></text:span><text:span text:style-name="_5f_pointillés_20_gris"><text:span text:style-name="T28">........</text:span></text:span><text:span text:style-name="_5f_Caractères"><text:span text:style-name="T30">2</text:span></text:span><text:span text:style-name="_5f_Caractères"><text:span text:style-name="T28"> = </text:span></text:span><text:span text:style-name="_5f_pointillés_20_gris"><text:span text:style-name="T28">........</text:span></text:span><text:span text:style-name="_5f_Caractères"><text:span text:style-name="T28"> × π cm</text:span></text:span><text:span text:style-name="_5f_Caractères"><text:span text:style-name="T30">2</text:span></text:span></text:p>
            <text:list xml:id="list100302514892325" text:continue-numbering="true" text:style-name="List_20_1">
              <text:list-item>
                <text:p text:style-name="P47"><text:span text:style-name="_5f_Caractères">Volume du cylindre :</text:span></text:p>
              </text:list-item>
            </text:list>
            <text:h text:style-name="_5f_Tableau_20_Gauche" text:outline-level="1"><text:span text:style-name="_5f_pointillés_20_gris"><text:span text:style-name="T28">…... </text:span></text:span><text:span text:style-name="_5f_Caractères"><text:span text:style-name="T28">× π × </text:span></text:span><text:span text:style-name="_5f_pointillés_20_gris"><text:span text:style-name="T28">…...</text:span></text:span><text:span text:style-name="_5f_Caractères"><text:span text:style-name="T28"> = </text:span></text:span><text:span text:style-name="_5f_pointillés_20_gris"><text:span text:style-name="T28">.......</text:span></text:span><text:span text:style-name="_5f_Caractères"><text:span text:style-name="T28"> cm</text:span></text:span><text:span text:style-name="_5f_Caractères"><text:span text:style-name="T30">3</text:span></text:span></text:h>
          </table:table-cell>
        </table:table-row>
        <table:table-row table:style-name="Tableau9.1">
          <table:table-cell table:style-name="Tableau9.A2" office:value-type="string">
            <text:list xml:id="list100301364466352" text:continue-list="list100301247710032" text:style-name="_5f_Numérotation_20_des_20_exercices">
              <text:list-item>
                <text:list>
                  <text:list-item>
                    <text:p text:style-name="P49"><text:span text:style-name="_5f_Caractères"><draw:g text:anchor-type="as-char" draw:z-index="36" draw:name="Forme14_1" draw:style-name="gr11"><draw:ellipse draw:style-name="gr12" draw:text-style-name="P69" svg:width="1.918cm" svg:height="0.436cm" svg:x="0.004cm" svg:y="0cm"><text:p/></draw:ellipse><draw:line draw:style-name="gr13" draw:text-style-name="P70" svg:x1="0.027cm" svg:y1="1.998cm" svg:x2="1.907cm" svg:y2="1.998cm"><text:p/></draw:line><draw:frame draw:style-name="gr18" draw:text-style-name="P72" svg:width="0.876cm" svg:height="0.415cm" svg:x="0.536cm" svg:y="1.422cm"><draw:text-box><text:p text:style-name="P71"><text:span text:style-name="T47">6 cm</text:span></text:p></draw:text-box></draw:frame><draw:ellipse draw:style-name="gr15" draw:text-style-name="P73" svg:width="1.918cm" svg:height="0.436cm" svg:x="0.005cm" svg:y="1.773cm"><text:p/></draw:ellipse><draw:line draw:style-name="gr16" draw:text-style-name="P74" svg:x1="0.003cm" svg:y1="0.204cm" svg:x2="0.003cm" svg:y2="1.982cm"><text:p/></draw:line><draw:line draw:style-name="gr16" draw:text-style-name="P74" svg:x1="1.918cm" svg:y1="0.194cm" svg:x2="1.918cm" svg:y2="1.972cm"><text:p/></draw:line><draw:line draw:style-name="gr13" draw:text-style-name="P70" svg:x1="2.111cm" svg:y1="1.951cm" svg:x2="2.111cm" svg:y2="0.247cm"><text:p/></draw:line><draw:ellipse draw:style-name="gr16" draw:text-style-name="P74" svg:width="1.918cm" svg:height="0.424cm" draw:transform="rotate (-3.14159265358979) translate (1.91734722222222cm 2.206625cm)" draw:kind="arc" draw:start-angle="358.93" draw:end-angle="183.45"><text:p/></draw:ellipse><draw:frame draw:style-name="gr19" draw:text-style-name="P72" svg:width="0.876cm" svg:height="0.463cm" draw:transform="rotate (-1.5707963267949) translate (2.59820833333333cm 0.661458333333333cm)"><draw:text-box><text:p text:style-name="P71"><text:span text:style-name="T47">4 cm</text:span></text:p></draw:text-box></draw:frame></draw:g></text:span></text:p>
                  </text:list-item>
                </text:list>
              </text:list-item>
            </text:list>
          </table:table-cell>
          <table:table-cell table:style-name="Tableau9.B2" office:value-type="string">
            <text:list text:continue-list="list100302514892325" text:style-name="List_20_1">
              <text:list-item>
                <text:p text:style-name="P47"><text:span text:style-name="_5f_Caractères">Aire de la base : </text:span></text:p>
              </text:list-item>
            </text:list>
            <text:h text:style-name="_5f_Tableau_20_Gauche" text:outline-level="1"><text:span text:style-name="_5f_Caractères">π × </text:span><text:span text:style-name="_5f_pointillés_20_gris">….....</text:span><text:span text:style-name="_5f_Caractères"><text:span text:style-name="T29">2</text:span></text:span><text:span text:style-name="_5f_Caractères"> = </text:span><text:span text:style-name="_5f_pointillés_20_gris">........ </text:span><text:span text:style-name="_5f_Caractères">× π cm</text:span><text:span text:style-name="_5f_Caractères"><text:span text:style-name="T29">2</text:span></text:span></text:h>
            <text:list xml:id="list100300585179415" text:continue-numbering="true" text:style-name="List_20_1">
              <text:list-item>
                <text:p text:style-name="P47"><text:span text:style-name="_5f_Caractères">Volume du cylindre :</text:span></text:p>
              </text:list-item>
            </text:list>
            <text:h text:style-name="_5f_Tableau_20_Gauche" text:outline-level="1"><text:span text:style-name="_5f_pointillés_20_gris">.......</text:span><text:span text:style-name="_5f_Caractères"> × π × </text:span><text:span text:style-name="_5f_pointillés_20_gris">…...</text:span><text:span text:style-name="_5f_Caractères"> = </text:span><text:span text:style-name="_5f_pointillés_20_gris">….....</text:span><text:span text:style-name="_5f_Caractères"> cm</text:span><text:span text:style-name="_5f_Caractères"><text:span text:style-name="T29">3</text:span></text:span></text:h>
          </table:table-cell>
        </table:table-row>
        <table:table-row table:style-name="Tableau9.1">
          <table:table-cell table:style-name="Tableau9.A2" office:value-type="string">
            <text:list xml:id="list100301304866044" text:continue-list="list100301364466352" text:style-name="_5f_Numérotation_20_des_20_exercices">
              <text:list-item>
                <text:list>
                  <text:list-item>
                    <text:p text:style-name="P49"><text:span text:style-name="_5f_Caractères"><draw:g text:anchor-type="as-char" draw:z-index="37" draw:name="Forme15_0" draw:style-name="gr11"><draw:ellipse draw:style-name="gr12" draw:text-style-name="P69" svg:width="1.918cm" svg:height="0.436cm" svg:x="0.005cm" svg:y="0cm"><text:p/></draw:ellipse><draw:line draw:style-name="gr13" draw:text-style-name="P70" svg:x1="0.902cm" svg:y1="1.998cm" svg:x2="1.909cm" svg:y2="1.982cm"><text:p/></draw:line><draw:frame draw:style-name="gr14" draw:text-style-name="P72" svg:width="1.101cm" svg:height="0.415cm" svg:x="0.826cm" svg:y="1.423cm"><draw:text-box><text:p text:style-name="P71"><text:span text:style-name="T47">50 cm</text:span></text:p></draw:text-box></draw:frame><draw:ellipse draw:style-name="gr15" draw:text-style-name="P73" svg:width="1.92cm" svg:height="0.436cm" svg:x="0.005cm" svg:y="1.773cm"><text:p/></draw:ellipse><draw:line draw:style-name="gr16" draw:text-style-name="P74" svg:x1="0.005cm" svg:y1="0.204cm" svg:x2="0.005cm" svg:y2="1.982cm"><text:p/></draw:line><draw:line draw:style-name="gr16" draw:text-style-name="P74" svg:x1="1.918cm" svg:y1="0.194cm" svg:x2="1.918cm" svg:y2="1.972cm"><text:p/></draw:line><draw:line draw:style-name="gr13" draw:text-style-name="P70" svg:x1="2.171cm" svg:y1="1.951cm" svg:x2="2.171cm" svg:y2="0.247cm"><text:p/></draw:line><draw:ellipse draw:style-name="gr16" draw:text-style-name="P74" svg:width="1.918cm" svg:height="0.426cm" draw:transform="rotate (-3.14159265358979) translate (1.91734722222222cm 2.206625cm)" draw:kind="arc" draw:start-angle="358.93" draw:end-angle="178.51"><text:p/></draw:ellipse><draw:frame draw:style-name="gr17" draw:text-style-name="P72" svg:width="0.906cm" svg:height="0.463cm" draw:transform="rotate (-1.5707963267949) translate (2.67934722222222cm 0.647347222222222cm)"><draw:text-box><text:p text:style-name="P71"><text:span text:style-name="T47">6 dm</text:span></text:p></draw:text-box></draw:frame></draw:g></text:span></text:p>
                  </text:list-item>
                </text:list>
              </text:list-item>
            </text:list>
          </table:table-cell>
          <table:table-cell table:style-name="Tableau9.B2" office:value-type="string">
            <text:list text:continue-list="list100300585179415" text:style-name="List_20_1">
              <text:list-item>
                <text:p text:style-name="P48"><text:span text:style-name="_5f_Caractères">Aire de la base = </text:span><text:span text:style-name="_5f_pointillés_20_gris"><text:tab/></text:span></text:p>
              </text:list-item>
            </text:list>
            <text:p text:style-name="P40"><text:span text:style-name="_5f_Caractères"> </text:span><text:span text:style-name="_5f_pointillés_20_gris"><text:tab/></text:span></text:p>
            <text:list xml:id="list100300822166938" text:continue-numbering="true" text:style-name="List_20_1">
              <text:list-item>
                <text:p text:style-name="P48"><text:span text:style-name="_5f_Caractères">Volume = </text:span><text:span text:style-name="_5f_pointillés_20_gris"><text:tab/></text:span></text:p>
              </text:list-item>
            </text:list>
            <text:p text:style-name="P44"><text:span text:style-name="_5f_Caractères"> </text:span><text:span text:style-name="_5f_pointillés_20_gris"><text:tab/></text:span></text:p>
          </table:table-cell>
        </table:table-row>
        <table:table-row table:style-name="Tableau9.1">
          <table:table-cell table:style-name="Tableau9.A4" office:value-type="string">
            <text:list xml:id="list100301425860063" text:continue-list="list100301304866044" text:style-name="_5f_Numérotation_20_des_20_exercices">
              <text:list-item>
                <text:list>
                  <text:list-item>
                    <text:p text:style-name="P49"><text:span text:style-name="_5f_Caractères"><draw:g text:anchor-type="as-char" draw:z-index="27" draw:name="Forme16_1" draw:style-name="gr11"><draw:ellipse draw:style-name="gr12" draw:text-style-name="P69" svg:width="1.918cm" svg:height="0.436cm" svg:x="0.005cm" svg:y="0cm"><text:p/></draw:ellipse><draw:line draw:style-name="gr13" draw:text-style-name="P70" svg:x1="0.027cm" svg:y1="1.998cm" svg:x2="1.907cm" svg:y2="1.998cm"><text:p/></draw:line><draw:frame draw:style-name="gr138" draw:text-style-name="P72" svg:width="1.024cm" svg:height="0.415cm" svg:x="0.462cm" svg:y="1.425cm"><draw:text-box><text:p text:style-name="P71"><text:span text:style-name="T47">9 mm</text:span></text:p></draw:text-box></draw:frame><draw:ellipse draw:style-name="gr15" draw:text-style-name="P73" svg:width="1.92cm" svg:height="0.436cm" svg:x="0.005cm" svg:y="1.773cm"><text:p/></draw:ellipse><draw:line draw:style-name="gr16" draw:text-style-name="P74" svg:x1="0.005cm" svg:y1="0.204cm" svg:x2="0.005cm" svg:y2="1.982cm"><text:p/></draw:line><draw:line draw:style-name="gr16" draw:text-style-name="P74" svg:x1="1.918cm" svg:y1="0.194cm" svg:x2="1.918cm" svg:y2="1.972cm"><text:p/></draw:line><draw:line draw:style-name="gr13" draw:text-style-name="P70" svg:x1="2.112cm" svg:y1="1.951cm" svg:x2="2.112cm" svg:y2="0.247cm"><text:p/></draw:line><draw:ellipse draw:style-name="gr16" draw:text-style-name="P74" svg:width="1.918cm" svg:height="0.424cm" draw:transform="rotate (-3.14159265358979) translate (1.91734722222222cm 2.206625cm)" draw:kind="arc" draw:start-angle="358.93" draw:end-angle="178.51"><text:p/></draw:ellipse><draw:frame draw:style-name="gr139" draw:text-style-name="P72" svg:width="1.211cm" svg:height="0.463cm" draw:transform="rotate (-1.5707963267949) translate (2.59820833333333cm 0.497416666666667cm)"><draw:text-box><text:p text:style-name="P71"><text:span text:style-name="T47">0,4 cm</text:span></text:p></draw:text-box></draw:frame></draw:g></text:span></text:p>
                  </text:list-item>
                </text:list>
              </text:list-item>
            </text:list>
          </table:table-cell>
          <table:table-cell table:style-name="Tableau9.B2" office:value-type="string">
            <text:list text:continue-list="list100300822166938" text:style-name="List_20_1">
              <text:list-item>
                <text:p text:style-name="P48"><text:span text:style-name="_5f_Caractères">Aire de la base = </text:span><text:span text:style-name="_5f_pointillés_20_gris"><text:tab/></text:span></text:p>
              </text:list-item>
            </text:list>
            <text:p text:style-name="P40"><text:span text:style-name="_5f_Caractères"> </text:span><text:span text:style-name="_5f_pointillés_20_gris"><text:tab/></text:span></text:p>
            <text:list text:continue-numbering="true" text:style-name="List_20_1">
              <text:list-item>
                <text:p text:style-name="P48"><text:span text:style-name="_5f_Caractères">Volume = </text:span><text:span text:style-name="_5f_pointillés_20_gris"><text:tab/></text:span></text:p>
              </text:list-item>
            </text:list>
            <text:p text:style-name="P44"><text:span text:style-name="_5f_Caractères"> </text:span><text:span text:style-name="_5f_pointillés_20_gris"><text:tab/></text:span></text:p>
          </table:table-cell>
        </table:table-row>
      </table:table>
      <text:list text:continue-list="list100301425860063" text:style-name="_5f_Numérotation_20_des_20_exercices">
        <text:list-item>
          <text:h text:style-name="P61" text:outline-level="1"><text:span text:style-name="_5f_Caractères">Pour un chantier, un maçon doit construire quatre colonnes en béton de forme cylindrique, de 50 cm de rayon et de 4 m de hauteur.</text:span></text:h>
          <text:list>
            <text:list-item>
              <text:h text:style-name="P37" text:outline-level="1"><text:span text:style-name="_5f_Caractères">Quel est le volume d’une colonne (au centième de m</text:span><text:span text:style-name="_5f_Caractères"><text:span text:style-name="T29">3</text:span></text:span><text:span text:style-name="_5f_Caractères"> près) ?</text:span></text:h>
            </text:list-item>
          </text:list>
        </text:list-item>
      </text:list>
      <text:p text:style-name="P23"><text:span text:style-name="_5f_Caractères"><text:tab/></text:span></text:p>
      <text:p text:style-name="P23"><text:span text:style-name="_5f_Caractères"><text:tab/></text:span></text:p>
      <text:list text:continue-numbering="true" text:style-name="_5f_Numérotation_20_des_20_exercices">
        <text:list-header>
          <text:h text:style-name="P62" text:outline-level="1"><text:span text:style-name="_5f_Caractères">Pour 1 m</text:span><text:span text:style-name="_5f_Caractères"><text:span text:style-name="T29">3</text:span></text:span><text:span text:style-name="_5f_Caractères"> de béton, il faut :</text:span></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list text:continue-numbering="true" text:style-name="_5f_Numérotation_20_des_20_exercices">
                <text:list-header>
                  <text:h text:style-name="P59" text:outline-level="1">Ciment</text:h>
                </text:list-header>
              </text:list>
            </table:table-cell>
            <table:table-cell table:style-name="Tableau3.A1" office:value-type="string">
              <text:list text:continue-numbering="true" text:style-name="_5f_Numérotation_20_des_20_exercices">
                <text:list-header>
                  <text:h text:style-name="P59" text:outline-level="1">Sable</text:h>
                </text:list-header>
              </text:list>
            </table:table-cell>
            <table:table-cell table:style-name="Tableau3.A1" office:value-type="string">
              <text:list text:continue-numbering="true" text:style-name="_5f_Numérotation_20_des_20_exercices">
                <text:list-header>
                  <text:h text:style-name="P59" text:outline-level="1">Gravillons</text:h>
                </text:list-header>
              </text:list>
            </table:table-cell>
            <table:table-cell table:style-name="Tableau3.D1" office:value-type="string">
              <text:list text:continue-numbering="true" text:style-name="_5f_Numérotation_20_des_20_exercices">
                <text:list-header>
                  <text:h text:style-name="P59" text:outline-level="1">Eau</text:h>
                </text:list-header>
              </text:list>
            </table:table-cell>
          </table:table-row>
        </table:table-header-rows>
        <table:table-row>
          <table:table-cell table:style-name="Tableau3.A2" office:value-type="string">
            <text:list text:continue-numbering="true" text:style-name="_5f_Numérotation_20_des_20_exercices">
              <text:list-header>
                <text:h text:style-name="P60" text:outline-level="1">400 kg</text:h>
              </text:list-header>
            </text:list>
          </table:table-cell>
          <table:table-cell table:style-name="Tableau3.A2" office:value-type="string">
            <text:list text:continue-numbering="true" text:style-name="_5f_Numérotation_20_des_20_exercices">
              <text:list-header>
                <text:h text:style-name="P58" text:outline-level="1">460 L</text:h>
              </text:list-header>
            </text:list>
          </table:table-cell>
          <table:table-cell table:style-name="Tableau3.A2" office:value-type="string">
            <text:list text:continue-numbering="true" text:style-name="_5f_Numérotation_20_des_20_exercices">
              <text:list-header>
                <text:h text:style-name="P58" text:outline-level="1">780 L</text:h>
              </text:list-header>
            </text:list>
          </table:table-cell>
          <table:table-cell table:style-name="Tableau3.D2" office:value-type="string">
            <text:list text:continue-numbering="true" text:style-name="_5f_Numérotation_20_des_20_exercices">
              <text:list-header>
                <text:h text:style-name="P58" text:outline-level="1">200 L</text:h>
              </text:list-header>
            </text:list>
          </table:table-cell>
        </table:table-row>
      </table:table>
      <text:list text:continue-numbering="true" text:style-name="_5f_Numérotation_20_des_20_exercices">
        <text:list-item>
          <text:list>
            <text:list-item>
              <text:p text:style-name="P51"><text:span text:style-name="_5f_Caractères">Donne alors les quantités de ciment, de sable, de gravillons et d’eau nécessaires pour les quatre colonnes.</text:span></text:p>
            </text:list-item>
          </text:list>
        </text:list-item>
      </text:list>
      <text:p text:style-name="P23"><text:span text:style-name="_5f_Caractères"><text:tab/></text:span></text:p>
      <text:p text:style-name="P23"><text:span text:style-name="_5f_Caractères"><text:tab/></text:span></text:p>
      <text:p text:style-name="P23"><text:span text:style-name="_5f_Caractères"><text:tab/></text:span></text:p>
      <text:p text:style-name="P23"><text:span text:style-name="_5f_Caractères"><text:tab/></text:span></text:p>
      <text:list text:continue-numbering="true" text:style-name="_5f_Numérotation_20_des_20_exercices">
        <text:list-item>
          <text:h text:style-name="P57" text:outline-level="1"><text:soft-page-break/><text:span text:style-name="_5f_Caractères"><text:span text:style-name="T35">Les parents de </text:span></text:span><text:span text:style-name="_5f_Caractères"><text:span text:style-name="T45">Gabin</text:span></text:span><text:span text:style-name="_5f_Caractères"><text:span text:style-name="T35"> ont le projet de faire construire une piscine. En v</text:span></text:span><text:span text:style-name="_5f_Caractères">oici la représentation en perspective. (Les proportions ne sont pas respectées.)</text:span></text:h>
        </text:list-item>
      </text:list>
      <text:h text:style-name="_5f_Paragraphe" text:outline-level="1"><draw:g text:anchor-type="paragraph" draw:z-index="28" draw:name="Forme22" draw:style-name="gr100"><draw:g draw:style-name="gr101"><draw:polygon draw:style-name="gr102" draw:text-style-name="P91" svg:width="6.055cm" svg:height="0.652cm" svg:x="1.277cm" svg:y="0.938cm" svg:viewBox="0 0 6056 653" draw:points="1456,653 998,637 596,590 283,521 75,433 0,329 75,225 284,135 603,64 1006,18 1342,2 1471,0 1471,0 4747,0 6056,327 5072,653"><text:p/></draw:polygon><draw:line draw:style-name="gr103" draw:text-style-name="P70" svg:x1="2.749cm" svg:y1="0.939cm" svg:x2="6.026cm" svg:y2="0.939cm"><text:p/></draw:line><draw:line draw:style-name="gr104" draw:text-style-name="P70" svg:x1="2.753cm" svg:y1="1.591cm" svg:x2="6.356cm" svg:y2="1.591cm"><text:p/></draw:line><draw:line draw:style-name="gr105" draw:text-style-name="P70" svg:x1="6.352cm" svg:y1="2.896cm" svg:x2="7.336cm" svg:y2="2.567cm"><text:p/></draw:line><draw:line draw:style-name="gr106" draw:text-style-name="P70" svg:x1="7.335cm" svg:y1="1.26cm" svg:x2="7.335cm" svg:y2="2.566cm"><text:p/></draw:line><draw:line draw:style-name="gr107" draw:text-style-name="P70" svg:x1="6.352cm" svg:y1="1.591cm" svg:x2="6.352cm" svg:y2="2.899cm"><text:p/></draw:line><draw:line draw:style-name="gr108" draw:text-style-name="P70" svg:x1="2.749cm" svg:y1="1.591cm" svg:x2="2.749cm" svg:y2="2.899cm"><text:p/></draw:line><draw:ellipse draw:style-name="gr109" draw:text-style-name="P70" svg:width="2.946cm" svg:height="0.664cm" draw:transform="skewX (-0.00523598775598299) rotate (0.00122173047639603) translate (1.28058333333333cm 0.936625cm)" draw:kind="arc" draw:start-angle="90.03" draw:end-angle="269.42"><text:p/></draw:ellipse><draw:line draw:style-name="gr110" draw:text-style-name="P70" svg:x1="6.026cm" svg:y1="0.939cm" svg:x2="7.337cm" svg:y2="1.266cm"><text:p/></draw:line><draw:line draw:style-name="gr111" draw:text-style-name="P70" svg:x1="6.352cm" svg:y1="1.586cm" svg:x2="7.336cm" svg:y2="1.26cm"><text:p/></draw:line><draw:line draw:style-name="gr112" draw:text-style-name="P70" svg:x1="2.749cm" svg:y1="2.891cm" svg:x2="6.352cm" svg:y2="2.891cm"><text:p/></draw:line><draw:line draw:style-name="gr113" draw:text-style-name="P70" svg:x1="2.749cm" svg:y1="2.891cm" svg:x2="2.275cm" svg:y2="2.891cm"><text:p/></draw:line><draw:g draw:style-name="gr114"><draw:line draw:style-name="gr115" draw:text-style-name="P70" svg:x1="2.275cm" svg:y1="2.901cm" svg:x2="1.875cm" svg:y2="2.854cm"><text:p/></draw:line><draw:line draw:style-name="gr116" draw:text-style-name="P70" svg:x1="1.873cm" svg:y1="2.854cm" svg:x2="1.556cm" svg:y2="2.784cm"><text:p/></draw:line><draw:line draw:style-name="gr117" draw:text-style-name="P70" svg:x1="1.558cm" svg:y1="2.784cm" svg:x2="1.35cm" svg:y2="2.694cm"><text:p/></draw:line><draw:line draw:style-name="gr118" draw:text-style-name="P70" svg:x1="1.353cm" svg:y1="2.696cm" svg:x2="1.282cm" svg:y2="2.597cm"><text:p/></draw:line></draw:g><draw:line draw:style-name="gr119" draw:text-style-name="P70" svg:x1="1.277cm" svg:y1="1.24cm" svg:x2="1.277cm" svg:y2="2.584cm"><text:p/></draw:line><draw:line draw:style-name="gr120" draw:text-style-name="P70" svg:x1="2.425cm" svg:y1="0.939cm" svg:x2="2.425cm" svg:y2="1.592cm"><text:p/></draw:line><draw:line draw:style-name="gr121" draw:text-style-name="P70" svg:x1="6.026cm" svg:y1="0.939cm" svg:x2="6.026cm" svg:y2="1.592cm"><text:p/></draw:line><draw:line draw:style-name="gr122" draw:text-style-name="P92" svg:x1="2.776cm" svg:y1="3.369cm" svg:x2="6.377cm" svg:y2="3.369cm"><text:p/></draw:line><draw:line draw:style-name="gr123" draw:text-style-name="P92" svg:x1="6.576cm" svg:y1="3.332cm" svg:x2="7.562cm" svg:y2="3.001cm"><text:p/></draw:line><draw:line draw:style-name="gr124" draw:text-style-name="P92" svg:x1="2.425cm" svg:y1="0.939cm" svg:x2="2.751cm" svg:y2="1.588cm"><text:p/></draw:line><draw:frame draw:style-name="gr125" draw:text-style-name="P93" svg:width="1.183cm" svg:height="0.664cm" svg:x="2.593cm" svg:y="1.025cm"><draw:text-box><text:p text:style-name="P71"><text:span text:style-name="T51">5 m</text:span></text:p></draw:text-box></draw:frame><draw:frame draw:style-name="gr126" draw:text-style-name="P72" svg:width="0.906cm" svg:height="0.414cm" svg:x="4.15cm" svg:y="2.967cm"><draw:text-box><text:p text:style-name="P71"><text:span text:style-name="T52">10 m</text:span></text:p></draw:text-box></draw:frame><draw:frame draw:style-name="gr127" draw:text-style-name="P72" svg:width="0.682cm" svg:height="0.414cm" draw:transform="rotate (0.316777259236971) translate (6.57048611111111cm 2.81693055555556cm)"><draw:text-box><text:p text:style-name="P71"><text:span text:style-name="T52">4 m</text:span></text:p></draw:text-box></draw:frame><draw:line draw:style-name="gr128" draw:text-style-name="P92" svg:x1="7.872cm" svg:y1="1.26cm" svg:x2="7.872cm" svg:y2="2.555cm"><text:p/></draw:line><draw:frame draw:style-name="gr129" draw:text-style-name="P72" svg:width="1.017cm" svg:height="0.414cm" draw:transform="rotate (1.5707963267949) translate (7.40833333333333cm 2.42181944444444cm)"><draw:text-box><text:p text:style-name="P71"><text:span text:style-name="T52">1,2 m</text:span></text:p></draw:text-box></draw:frame><draw:line draw:style-name="gr130" draw:text-style-name="P76" svg:x1="6.579cm" svg:y1="1.406cm" svg:x2="6.706cm" svg:y2="1.579cm"><text:p/></draw:line><draw:line draw:style-name="gr131" draw:text-style-name="P76" svg:x1="6.678cm" svg:y1="1.406cm" svg:x2="6.805cm" svg:y2="1.579cm"><text:p/></draw:line><draw:line draw:style-name="gr132" draw:text-style-name="P76" svg:x1="6.597cm" svg:y1="1.189cm" svg:x2="6.724cm" svg:y2="1.016cm"><text:p/></draw:line><draw:line draw:style-name="gr133" draw:text-style-name="P76" svg:x1="6.697cm" svg:y1="1.189cm" svg:x2="6.824cm" svg:y2="1.016cm"><text:p/></draw:line><draw:line draw:style-name="gr134" draw:text-style-name="P92" svg:x1="6.193cm" svg:y1="0.774cm" svg:x2="7.308cm" svg:y2="0.774cm"><text:p/></draw:line><draw:frame draw:style-name="gr135" draw:text-style-name="P72" svg:width="1.017cm" svg:height="0.414cm" svg:x="6.234cm" svg:y="0.199cm"><draw:text-box><text:p text:style-name="P71"><text:span text:style-name="T52">3,1 m</text:span></text:p></draw:text-box></draw:frame></draw:g><draw:line draw:style-name="gr78" draw:text-style-name="P92" svg:x1="6.026cm" svg:y1="0.935cm" svg:x2="6.352cm" svg:y2="1.584cm"><text:p/></draw:line><draw:line draw:style-name="gr136" draw:text-style-name="P94" svg:x1="7.282cm" svg:y1="1.266cm" svg:x2="6.205cm" svg:y2="1.266cm"><text:p/></draw:line><draw:line draw:style-name="gr137" draw:text-style-name="P94" svg:x1="6.259cm" svg:y1="1.194cm" svg:x2="6.156cm" svg:y2="1.194cm"><text:p/></draw:line><draw:line draw:style-name="gr91" draw:text-style-name="P92" svg:x1="6.259cm" svg:y1="1.194cm" svg:x2="6.294cm" svg:y2="1.266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p text:style-name="P49"><text:span text:style-name="_5f_Caractères">Calcule l’aire latérale de la piscine </text:span><text:span text:style-name="_5f_Caractères"><text:span text:style-name="T33">au m²</text:span></text:span><text:span text:style-name="_5f_Caractères"><text:span text:style-name="T34"> près</text:span></text:span><text:span text:style-name="_5f_Caractères">.</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52"><text:span text:style-name="_5f_Caractères">Sur un pot de peinture, il est noté : « 1 L pour 1,3 m</text:span><text:span text:style-name="_5f_Caractères"><text:span text:style-name="T29">2</text:span></text:span><text:span text:style-name="_5f_Caractères">. » Combien de pots de peinture de 1 L faudra-t-il pour peindre</text:span><text:span text:style-name="_5f_Caractères"><text:span text:style-name="T36"> </text:span></text:span><text:span text:style-name="_5f_Caractères"><text:span text:style-name="T38">la surface </text:span></text:span><text:span text:style-name="_5f_Caractères"><text:span text:style-name="T36">lat</text:span></text:span><text:span text:style-name="_5f_Caractères">érale de la piscine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9"><text:span text:style-name="_5f_Caractères">Restera-t-il assez de peinture pour peindre le fond de la piscine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53"><text:span text:style-name="_5f_Caractères">Calcule, au </text:span><text:span text:style-name="_5f_Caractères"><text:span text:style-name="T44">dm</text:span></text:span><text:span text:style-name="_5f_Caractères"><text:span text:style-name="T31">3</text:span></text:span><text:span text:style-name="_5f_Caractères"> près, le volume d’eau que peut contenir la piscine.</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9"><text:span text:style-name="_5f_Caractères">La piscine est remplie aux </text:span><text:span text:style-name="_5f_Caractères"><draw:frame draw:style-name="fr5" draw:name="Objet3" text:anchor-type="as-char" svg:y="-0.534cm" svg:width="0.293cm" svg:height="0.87cm" draw:z-index="38"><draw:object xlink:href="./Object 1" xlink:type="simple" xlink:show="embed" xlink:actuate="onLoad"/><draw:image xlink:href="./ObjectReplacements/Object 1" xlink:type="simple" xlink:show="embed" xlink:actuate="onLoad"/><svg:desc>formula</svg:desc></draw:frame></text:span><text:span text:style-name="_5f_Caractères"><text:s/>de sa hauteur.</text:span></text:p>
            </text:list-item>
          </text:list>
        </text:list-item>
      </text:list>
      <text:h text:style-name="_5f_Paragraphe" text:outline-level="1"><text:span text:style-name="_5f_Caractères">En France, en moyenne 1 m</text:span><text:span text:style-name="_5f_Caractères"><text:span text:style-name="T29">3</text:span></text:span><text:span text:style-name="_5f_Caractères"> d’eau coûte 2,95 €.</text:span></text:h>
      <text:h text:style-name="_5f_Paragraphe" text:outline-level="1"><text:span text:style-name="_5f_Caractères">Combien coûte le remplissage de la piscine ?</text:span></text:h>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54"><text:span text:style-name="_5f_Caractères"><text:span text:style-name="T35">Sachant qu’une douche de 5 minutes consomme en moyenne 16 L par minute, calcule la quantité d’eau nécessaire pour prendre cette douche.</text:span></text:span></text:p>
            </text:list-item>
          </text:list>
        </text:list-item>
      </text:list>
      <text:p text:style-name="P21"><text:span text:style-name="_5f_Caractères"><text:tab/></text:span></text:p>
      <text:p text:style-name="P21"><text:span text:style-name="_5f_Caractères"><text:tab/></text:span></text:p>
      <text:list text:continue-numbering="true" text:style-name="_5f_Numérotation_20_des_20_exercices">
        <text:list-item>
          <text:list>
            <text:list-item>
              <text:p text:style-name="P54"><text:span text:style-name="_5f_Caractères"><text:span text:style-name="T35">Combien de douches pourraient être prises avec la quantité d’eau versée dans la piscine ?</text:span></text:span></text:p>
            </text:list-item>
          </text:list>
        </text:list-item>
      </text:list>
      <text:p text:style-name="P20"><text:span text:style-name="_5f_Caractères"><text:tab/></text:span></text:p>
      <text:p text:style-name="P20"><text:span text:style-name="_5f_Caractères"><text:tab/></text:span></text:p>
      <text:list text:continue-numbering="true" text:style-name="_5f_Numérotation_20_des_20_exercices">
        <text:list-item>
          <text:list>
            <text:list-item>
              <text:p text:style-name="P55"><text:span text:style-name="_5f_Caractères"><text:span text:style-name="T35">E</text:span></text:span><text:span text:style-name="_5f_Caractères"><text:span text:style-name="T39">n considérant qu’une personne prend une douche par jour, calcul</text:span></text:span><text:span text:style-name="_5f_Caractères"><text:span text:style-name="T40">e</text:span></text:span><text:span text:style-name="_5f_Caractères"><text:span text:style-name="T39"> le nombre</text:span></text:span><text:span text:style-name="_5f_Caractères"><text:span text:style-name="T41"> d’ année </text:span></text:span><text:span text:style-name="_5f_Caractères"><text:span text:style-name="T39">où cette personne aurait pût se doucher avec l’eau de la piscine.</text:span></text:span></text:p>
            </text:list-item>
          </text:list>
        </text:list-item>
      </text:list>
      <text:p text:style-name="P20"><text:span text:style-name="_5f_Caractères"><text:tab/></text:span></text:p>
      <text:p text:style-name="P20"><text:span text:style-name="_5f_Caractères"><text:tab/></text:span></text:p>
      <text:list text:continue-numbering="true" text:style-name="_5f_Numérotation_20_des_20_exercices">
        <text:list-item>
          <text:list>
            <text:list-item>
              <text:p text:style-name="P54"><text:span text:style-name="_5f_Caractères"><text:span text:style-name="T35">Que penses-tu de ce projet de construction ?</text:span></text:span></text:p>
            </text:list-item>
          </text:list>
        </text:list-item>
      </text:list>
      <text:p text:style-name="P20"><text:span text:style-name="_5f_Caractères"><text:tab/></text:span></text:p>
      <text:p text:style-name="P20"><text:span text:style-name="_5f_Caractères"><text:tab/></text:span></text:p>
      <text:list text:continue-numbering="true" text:style-name="_5f_Numérotation_20_des_20_exercices">
        <text:list-item>
          <text:h text:style-name="P62" text:outline-level="1"><text:span text:style-name="_5f_Caractères">Calcule le volume de chacun des solides suivants. (Tu donneras la valeur exacte, puis une valeur arrondie au mm</text:span><text:span text:style-name="_5f_Caractères"><text:span text:style-name="T29">3</text:span></text:span><text:span text:style-name="_5f_Caractères">.)</text:span></text:h>
          <text:list>
            <text:list-item>
              <text:p text:style-name="P51"><text:span text:style-name="_5f_Caractères">Un cylindre de révolution de 54 mm de hauteur et 2,2 cm de diamètre de base.</text:span></text:p>
            </text:list-item>
          </text:list>
        </text:list-item>
      </text:list>
      <text:p text:style-name="P23"><text:span text:style-name="_5f_Caractères"><text:tab/></text:span></text:p>
      <text:p text:style-name="P23"><text:span text:style-name="_5f_Caractères"><text:tab/></text:span></text:p>
      <text:list text:continue-numbering="true" text:style-name="_5f_Numérotation_20_des_20_exercices">
        <text:list-item>
          <text:list>
            <text:list-item>
              <text:p text:style-name="P46"><draw:g text:anchor-type="char" draw:z-index="34" draw:name="Forme17_1" draw:style-name="gr22"><draw:ellipse draw:style-name="gr23" draw:text-style-name="P75" svg:width="2.509cm" svg:height="0.974cm" svg:x="5.597cm" svg:y="2.422cm"><text:p/></draw:ellipse><draw:rect draw:style-name="gr24" draw:text-style-name="P75" svg:width="2.516cm" svg:height="1.218cm" svg:x="5.592cm" svg:y="1.722cm"><text:p/></draw:rect><draw:ellipse draw:style-name="gr25" draw:text-style-name="P75" svg:width="2.507cm" svg:height="0.974cm" svg:x="5.599cm" svg:y="1.222cm"><text:p/></draw:ellipse><draw:line draw:style-name="gr26" draw:text-style-name="P76" svg:x1="5.597cm" svg:y1="1.697cm" svg:x2="5.596cm" svg:y2="2.921cm"><text:p/></draw:line><draw:line draw:style-name="gr27" draw:text-style-name="P76" svg:x1="8.108cm" svg:y1="1.75cm" svg:x2="8.098cm" svg:y2="2.979cm"><text:p/></draw:line><draw:ellipse draw:style-name="gr28" draw:text-style-name="P77" svg:width="2.001cm" svg:height="0.777cm" svg:x="5.851cm" svg:y="1.298cm"><text:p/></draw:ellipse><draw:path draw:style-name="gr29" draw:text-style-name="P77" svg:width="2.017cm" svg:height="0.994cm" svg:x="5.842cm" svg:y="0.744cm" svg:viewBox="0 0 2018 995" svg:d="M0 17c2007-34 2018-6 2018-6l-6 984-2007-40z"><text:p/></draw:path><draw:ellipse draw:style-name="gr30" draw:text-style-name="P77" svg:width="1.999cm" svg:height="0.775cm" svg:x="5.853cm" svg:y="0.344cm"><text:p/></draw:ellipse><draw:line draw:style-name="gr31" draw:text-style-name="P76" svg:x1="5.85cm" svg:y1="0.722cm" svg:x2="5.856cm" svg:y2="1.699cm"><text:p/></draw:line><draw:line draw:style-name="gr32" draw:text-style-name="P76" svg:x1="7.844cm" svg:y1="0.722cm" svg:x2="7.844cm" svg:y2="1.742cm"><text:p/></draw:line><draw:line draw:style-name="gr33" draw:text-style-name="P70" svg:x1="5.845cm" svg:y1="0.727cm" svg:x2="7.835cm" svg:y2="0.727cm"><text:p/></draw:line><draw:frame draw:style-name="gr34" draw:text-style-name="P72" svg:width="0.876cm" svg:height="0.414cm" svg:x="6.446cm" svg:y="0.686cm"><draw:text-box><text:p text:style-name="P71"><text:span text:style-name="T47">3 cm</text:span></text:p></draw:text-box></draw:frame><draw:line draw:style-name="gr35" draw:text-style-name="P70" svg:x1="8.315cm" svg:y1="0.722cm" svg:x2="8.315cm" svg:y2="1.742cm"><text:p/></draw:line><draw:frame draw:style-name="gr36" draw:text-style-name="P72" svg:width="0.876cm" svg:height="0.414cm" draw:transform="rotate (-1.5707963267949) translate (8.84766666666667cm 0.79375cm)"><draw:text-box><text:p text:style-name="P71"><text:span text:style-name="T47">1 cm</text:span></text:p></draw:text-box></draw:frame><draw:line draw:style-name="gr37" draw:text-style-name="P70" svg:x1="8.31cm" svg:y1="1.753cm" svg:x2="8.3cm" svg:y2="2.982cm"><text:p/></draw:line><draw:frame draw:style-name="gr38" draw:text-style-name="P72" svg:width="0.876cm" svg:height="0.414cm" draw:transform="rotate (-1.5707963267949) translate (8.84766666666667cm 1.89794444444444cm)"><draw:text-box><text:p text:style-name="P71"><text:span text:style-name="T47">2 cm</text:span></text:p></draw:text-box></draw:frame><draw:line draw:style-name="gr39" draw:text-style-name="P70" svg:x1="5.591cm" svg:y1="2.933cm" svg:x2="8.107cm" svg:y2="2.933cm"><text:p/></draw:line><draw:frame draw:style-name="gr40" draw:text-style-name="P72" svg:width="0.876cm" svg:height="0.414cm" svg:x="6.412cm" svg:y="2.514cm"><draw:text-box><text:p text:style-name="P71"><text:span text:style-name="T47">4 cm</text:span></text:p></draw:text-box></draw:frame></draw:g><text:span text:style-name="_5f_Caractères"><text:s/></text:span><text:span text:style-name="_5f_pointillés_20_gris"><text:tab/></text:span></text:p>
            </text:list-item>
          </text:list>
        </text:list-item>
      </text:list>
      <text:p text:style-name="P41"><text:span text:style-name="_5f_pointillés_20_gris"><text:tab/></text:span></text:p>
      <text:p text:style-name="P41"><text:span text:style-name="_5f_pointillés_20_gris"><text:tab/></text:span></text:p>
      <text:p text:style-name="P41"><text:span text:style-name="_5f_pointillés_20_gris"><text:tab/></text:span></text:p>
      <text:p text:style-name="P41"><text:span text:style-name="_5f_pointillés_20_gris"><text:tab/></text:span></text:p>
      <text:p text:style-name="P23"><text:span text:style-name="_5f_Caractères"><text:tab/></text:span></text:p>
      <text:p text:style-name="P23"><text:span text:style-name="_5f_Caractères"><text:tab/></text:span></text:p>
      <text:list text:continue-numbering="true" text:style-name="_5f_Numérotation_20_des_20_exercices">
        <text:list-item>
          <text:list>
            <text:list-item>
              <text:p text:style-name="P51"><text:span text:style-name="_5f_Caractères">Un parallélépipède troué par un cylindre de révolution représenté ci-dessous.</text:span></text:p>
            </text:list-item>
          </text:list>
        </text:list-item>
      </text:list>
      <text:h text:style-name="P22" text:outline-level="1"><text:span text:style-name="_5f_Caractères"><draw:g text:anchor-type="as-char" svg:y="0.42cm" draw:z-index="33" draw:name="Forme18_2" draw:style-name="gr20"><draw:rect draw:style-name="gr41" draw:text-style-name="P78" svg:width="5.017cm" svg:height="1.987cm" svg:x="0.51cm" svg:y="1.192cm"><text:p/></draw:rect><draw:line draw:style-name="gr42" draw:text-style-name="P76" svg:x1="0.512cm" svg:y1="1.192cm" svg:x2="1.72cm" svg:y2="0.183cm"><text:p/></draw:line><draw:line draw:style-name="gr43" draw:text-style-name="P76" svg:x1="0.503cm" svg:y1="3.184cm" svg:x2="1.711cm" svg:y2="2.175cm"><text:p/></draw:line><draw:line draw:style-name="gr44" draw:text-style-name="P76" svg:x1="5.522cm" svg:y1="3.184cm" svg:x2="6.73cm" svg:y2="2.175cm"><text:p/></draw:line><draw:line draw:style-name="gr45" draw:text-style-name="P76" svg:x1="5.506cm" svg:y1="1.2cm" svg:x2="6.714cm" svg:y2="0.206cm"><text:p/></draw:line><draw:line draw:style-name="gr46" draw:text-style-name="P76" svg:x1="1.72cm" svg:y1="0.183cm" svg:x2="6.714cm" svg:y2="0.183cm"><text:p/></draw:line><draw:line draw:style-name="gr47" draw:text-style-name="P76" svg:x1="1.72cm" svg:y1="2.174cm" svg:x2="6.714cm" svg:y2="2.174cm"><text:p/></draw:line><draw:line draw:style-name="gr48" draw:text-style-name="P76" svg:x1="1.72cm" svg:y1="0.183cm" svg:x2="1.72cm" svg:y2="2.159cm"><text:p/></draw:line><draw:line draw:style-name="gr49" draw:text-style-name="P76" svg:x1="6.722cm" svg:y1="0.199cm" svg:x2="6.722cm" svg:y2="2.175cm"><text:p/></draw:line><draw:ellipse draw:style-name="gr50" draw:text-style-name="P78" svg:width="2.678cm" svg:height="0.999cm" draw:transform="skewX (0.875980751575954) translate (3.73415277777778cm 0.18325cm)"><text:p/></draw:ellipse><draw:ellipse draw:style-name="gr51" draw:text-style-name="P78" svg:width="2.678cm" svg:height="0.997cm" draw:transform="skewX (0.877551547902749) translate (3.73415277777778cm 2.17744444444444cm)"><text:p/></draw:ellipse><draw:line draw:style-name="gr52" draw:text-style-name="P76" svg:x1="3.01cm" svg:y1="2.873cm" svg:x2="3.01cm" svg:y2="0.874cm"><text:p/></draw:line><draw:line draw:style-name="gr53" draw:text-style-name="P76" svg:x1="5.938cm" svg:y1="2.492cm" svg:x2="5.938cm" svg:y2="0.493cm"><text:p/></draw:line><draw:rect draw:style-name="gr54" draw:text-style-name="P79" svg:width="5.017cm" svg:height="1.987cm" svg:x="0.524cm" svg:y="1.185cm"><text:p/></draw:rect><draw:line draw:style-name="gr55" draw:text-style-name="P80" svg:x1="0.527cm" svg:y1="1.185cm" svg:x2="1.735cm" svg:y2="0.176cm"><text:p/></draw:line><draw:line draw:style-name="gr56" draw:text-style-name="P80" svg:x1="5.521cm" svg:y1="1.193cm" svg:x2="6.729cm" svg:y2="0.199cm"><text:p/></draw:line><draw:line draw:style-name="gr57" draw:text-style-name="P80" svg:x1="1.735cm" svg:y1="0.176cm" svg:x2="6.729cm" svg:y2="0.176cm"><text:p/></draw:line><draw:polygon draw:style-name="gr58" draw:text-style-name="P79" svg:width="6.228cm" svg:height="1.018cm" svg:x="0.513cm" svg:y="0.169cm" svg:viewBox="0 0 6229 1019" draw:points="0,1019 5029,1019 6229,16 1216,0 1233,0"><text:p/></draw:polygon><draw:ellipse draw:style-name="gr59" draw:text-style-name="P81" svg:width="2.68cm" svg:height="0.999cm" draw:transform="skewX (0.875980751575954) translate (3.74826388888889cm 0.176194444444444cm)"><text:p/></draw:ellipse><draw:polygon draw:style-name="gr60" draw:text-style-name="P79" svg:width="1.18cm" svg:height="2.969cm" svg:x="5.542cm" svg:y="0.199cm" svg:viewBox="0 0 1181 2970" draw:points="0,990 0,2970 1181,1988 1181,0"><text:p/></draw:polygon><draw:frame draw:style-name="gr61" draw:text-style-name="P72" svg:width="1.211cm" svg:height="0.414cm" draw:transform="rotate (1.5707963267949) translate (0cm 2.78498611111111cm)"><draw:text-box><text:p text:style-name="P71"><text:span text:style-name="T47">3,2 cm</text:span></text:p></draw:text-box></draw:frame><draw:frame draw:style-name="gr62" draw:text-style-name="P72" svg:width="1.124cm" svg:height="0.414cm" svg:x="2.422cm" svg:y="3.261cm"><draw:text-box><text:p text:style-name="P71"><text:span text:style-name="T47">7 cm</text:span></text:p></draw:text-box></draw:frame><draw:frame draw:style-name="gr63" draw:text-style-name="P72" svg:width="1.211cm" svg:height="0.414cm" draw:transform="rotate (0.715759526242874) translate (0.280458333333333cm 0.793555555555556cm)"><draw:text-box><text:p text:style-name="P71"><text:span text:style-name="T47">1,6 cm</text:span></text:p></draw:text-box></draw:frame></draw:g></text:span></text:h>
      <text:p text:style-name="P23"><text:span text:style-name="_5f_Caractères"><text:tab/></text:span></text:p>
      <text:p text:style-name="P23"><text:span text:style-name="_5f_Caractères"><text:tab/></text:span></text:p>
      <text:p text:style-name="P23"><text:span text:style-name="_5f_Caractères"><text:tab/></text:span></text:p>
      <text:p text:style-name="P20"><text:span text:style-name="_5f_Caractère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2313" draw:display-name="Dashed (var) 2313" draw:style="rect" draw:dots1="1" draw:dots1-length="0.011cm" draw:dots2="1" draw:dots2-length="0.011cm" draw:distance="0.011cm"/>
    <draw:stroke-dash draw:name="Dashed_20__28_var_29__20_5672" draw:display-name="Dashed (var) 5672"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430" draw:display-name="Dashed (var) 7430" draw:style="rect" draw:dots1="1" draw:dots1-length="0.006cm" draw:dots2="1" draw:dots2-length="0.006cm" draw:distance="0.006cm"/>
    <draw:stroke-dash draw:name="Dashed_20__28_var_29__20_7431" draw:display-name="Dashed (var) 7431" draw:style="rect" draw:dots1="1" draw:dots1-length="0.011cm" draw:dots2="1" draw:dots2-length="0.011cm" draw:distance="0.011cm"/>
    <draw:stroke-dash draw:name="Dashed_20__28_var_29__20_7432" draw:display-name="Dashed (var) 7432" draw:style="rect" draw:dots1="1" draw:dots1-length="0.011cm" draw:dots2="1" draw:dots2-length="0.011cm" draw:distance="0.011cm"/>
    <draw:stroke-dash draw:name="Dashed_20__28_var_29__20_7433" draw:display-name="Dashed (var) 7433" draw:style="rect" draw:dots1="1" draw:dots1-length="0.011cm" draw:dots2="1" draw:dots2-length="0.011cm" draw:distance="0.011cm"/>
    <draw:stroke-dash draw:name="Dashed_20__28_var_29__20_7434" draw:display-name="Dashed (var) 7434" draw:style="rect" draw:dots1="1" draw:dots1-length="0.011cm" draw:dots2="1" draw:dots2-length="0.011cm" draw:distance="0.011cm"/>
    <draw:stroke-dash draw:name="Dashed_20__28_var_29__20_7435" draw:display-name="Dashed (var) 7435" draw:style="rect" draw:dots1="1" draw:dots1-length="0.011cm" draw:dots2="1" draw:dots2-length="0.011cm" draw:distance="0.011cm"/>
    <draw:stroke-dash draw:name="Dashed_20__28_var_29__20_7436" draw:display-name="Dashed (var) 7436" draw:style="rect" draw:dots1="1" draw:dots1-length="0.011cm" draw:dots2="1" draw:dots2-length="0.011cm" draw:distance="0.011cm"/>
    <draw:stroke-dash draw:name="Dashed_20__28_var_29__20_7437" draw:display-name="Dashed (var) 7437" draw:style="rect" draw:dots1="1" draw:dots1-length="0.011cm" draw:dots2="1" draw:dots2-length="0.011cm" draw:distance="0.011cm"/>
    <draw:stroke-dash draw:name="Dashed_20__28_var_29__20_7438" draw:display-name="Dashed (var) 7438" draw:style="rect" draw:dots1="1" draw:dots1-length="0.011cm" draw:dots2="1" draw:dots2-length="0.011cm" draw:distance="0.011cm"/>
    <draw:stroke-dash draw:name="Dashed_20__28_var_29__20_7439" draw:display-name="Dashed (var) 7439" draw:style="rect" draw:dots1="1" draw:dots1-length="0.011cm" draw:dots2="1" draw:dots2-length="0.011cm" draw:distance="0.011cm"/>
    <draw:stroke-dash draw:name="Dashed_20__28_var_29__20_7440" draw:display-name="Dashed (var) 7440" draw:style="rect" draw:dots1="1" draw:dots1-length="0.011cm" draw:dots2="1" draw:dots2-length="0.011cm" draw:distance="0.011cm"/>
    <draw:stroke-dash draw:name="Dashed_20__28_var_29__20_7441" draw:display-name="Dashed (var) 7441" draw:style="rect" draw:dots1="1" draw:dots1-length="0.011cm" draw:dots2="1" draw:dots2-length="0.011cm" draw:distance="0.011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draw:stroke-dash draw:name="Dashed_20__28_var_29__20_7444" draw:display-name="Dashed (var) 7444" draw:style="rect" draw:dots1="1" draw:dots1-length="0.011cm" draw:dots2="1" draw:dots2-length="0.011cm" draw:distance="0.011cm"/>
    <draw:stroke-dash draw:name="Dashed_20__28_var_29__20_7445" draw:display-name="Dashed (var) 7445" draw:style="rect" draw:dots1="1" draw:dots1-length="0.011cm" draw:dots2="1" draw:dots2-length="0.011cm" draw:distance="0.011cm"/>
    <draw:stroke-dash draw:name="Dashed_20__28_var_29__20_7446" draw:display-name="Dashed (var) 7446" draw:style="rect" draw:dots1="1" draw:dots1-length="0.011cm" draw:dots2="1" draw:dots2-length="0.011cm" draw:distance="0.011cm"/>
    <draw:stroke-dash draw:name="Dashed_20__28_var_29__20_7447" draw:display-name="Dashed (var) 7447" draw:style="rect" draw:dots1="1" draw:dots1-length="0.011cm" draw:dots2="1" draw:dots2-length="0.011cm" draw:distance="0.011cm"/>
    <draw:stroke-dash draw:name="Dashed_20__28_var_29__20_7448" draw:display-name="Dashed (var) 7448" draw:style="rect" draw:dots1="1" draw:dots1-length="0.011cm" draw:dots2="1" draw:dots2-length="0.011cm" draw:distance="0.011cm"/>
    <draw:stroke-dash draw:name="Dashed_20__28_var_29__20_7449" draw:display-name="Dashed (var) 7449" draw:style="rect" draw:dots1="1" draw:dots1-length="0.011cm" draw:dots2="1" draw:dots2-length="0.011cm" draw:distance="0.011cm"/>
    <draw:stroke-dash draw:name="Dashed_20__28_var_29__20_7450" draw:display-name="Dashed (var) 7450" draw:style="rect" draw:dots1="1" draw:dots1-length="0.011cm" draw:dots2="1" draw:dots2-length="0.011cm" draw:distance="0.011cm"/>
    <draw:stroke-dash draw:name="Dashed_20__28_var_29__20_7451" draw:display-name="Dashed (var) 7451" draw:style="rect" draw:dots1="1" draw:dots1-length="0.011cm" draw:dots2="1" draw:dots2-length="0.011cm" draw:distance="0.011cm"/>
    <draw:stroke-dash draw:name="Dashed_20__28_var_29__20_7452" draw:display-name="Dashed (var) 7452" draw:style="rect" draw:dots1="1" draw:dots1-length="0.011cm" draw:dots2="1" draw:dots2-length="0.011cm" draw:distance="0.011cm"/>
    <draw:stroke-dash draw:name="Dashed_20__28_var_29__20_7453" draw:display-name="Dashed (var) 7453" draw:style="rect" draw:dots1="1" draw:dots1-length="0.011cm" draw:dots2="1" draw:dots2-length="0.011cm" draw:distance="0.011cm"/>
    <draw:stroke-dash draw:name="Dashed_20__28_var_29__20_7454" draw:display-name="Dashed (var) 7454" draw:style="rect" draw:dots1="1" draw:dots1-length="0.011cm" draw:dots2="1" draw:dots2-length="0.011cm" draw:distance="0.011cm"/>
    <draw:stroke-dash draw:name="Dashed_20__28_var_29__20_7455" draw:display-name="Dashed (var) 7455" draw:style="rect" draw:dots1="1" draw:dots1-length="0.011cm" draw:dots2="1" draw:dots2-length="0.011cm" draw:distance="0.011cm"/>
    <draw:stroke-dash draw:name="Dashed_20__28_var_29__20_7456" draw:display-name="Dashed (var) 7456" draw:style="rect" draw:dots1="1" draw:dots1-length="0.011cm" draw:dots2="1" draw:dots2-length="0.011cm" draw:distance="0.011cm"/>
    <draw:stroke-dash draw:name="Dashed_20__28_var_29__20_7457" draw:display-name="Dashed (var) 7457" draw:style="rect" draw:dots1="1" draw:dots1-length="0.011cm" draw:dots2="1" draw:dots2-length="0.011cm" draw:distance="0.011cm"/>
    <draw:stroke-dash draw:name="Dashed_20__28_var_29__20_7458" draw:display-name="Dashed (var) 7458" draw:style="rect" draw:dots1="1" draw:dots1-length="0.011cm" draw:dots2="1" draw:dots2-length="0.011cm" draw:distance="0.011cm"/>
    <draw:stroke-dash draw:name="Dashed_20__28_var_29__20_7459" draw:display-name="Dashed (var) 7459" draw:style="rect" draw:dots1="1" draw:dots1-length="0.011cm" draw:dots2="1" draw:dots2-length="0.011cm" draw:distance="0.011cm"/>
    <draw:stroke-dash draw:name="Dashed_20__28_var_29__20_7460" draw:display-name="Dashed (var) 7460" draw:style="rect" draw:dots1="1" draw:dots1-length="0.011cm" draw:dots2="1" draw:dots2-length="0.011cm" draw:distance="0.011cm"/>
    <draw:stroke-dash draw:name="Dashed_20__28_var_29__20_7461" draw:display-name="Dashed (var) 7461" draw:style="rect" draw:dots1="1" draw:dots1-length="0.011cm" draw:dots2="1" draw:dots2-length="0.011cm" draw:distance="0.011cm"/>
    <draw:stroke-dash draw:name="Dashed_20__28_var_29__20_7462" draw:display-name="Dashed (var) 7462" draw:style="rect" draw:dots1="1" draw:dots1-length="0.011cm" draw:dots2="1" draw:dots2-length="0.011cm" draw:distance="0.011cm"/>
    <draw:stroke-dash draw:name="Dashed_20__28_var_29__20_7463" draw:display-name="Dashed (var) 7463" draw:style="rect" draw:dots1="1" draw:dots1-length="0.011cm" draw:dots2="1" draw:dots2-length="0.011cm" draw:distance="0.011cm"/>
    <draw:stroke-dash draw:name="Dashed_20__28_var_29__20_7464" draw:display-name="Dashed (var) 7464" draw:style="rect" draw:dots1="1" draw:dots1-length="0.011cm" draw:dots2="1" draw:dots2-length="0.011cm" draw:distance="0.011cm"/>
    <draw:stroke-dash draw:name="Dashed_20__28_var_29__20_7465" draw:display-name="Dashed (var) 7465" draw:style="rect" draw:dots1="1" draw:dots1-length="0.011cm" draw:dots2="1" draw:dots2-length="0.011cm" draw:distance="0.011cm"/>
    <draw:stroke-dash draw:name="Dashed_20__28_var_29__20_7466" draw:display-name="Dashed (var) 7466" draw:style="rect" draw:dots1="1" draw:dots1-length="0.011cm" draw:dots2="1" draw:dots2-length="0.011cm" draw:distance="0.011cm"/>
    <draw:stroke-dash draw:name="Dashed_20__28_var_29__20_7467" draw:display-name="Dashed (var) 7467" draw:style="rect" draw:dots1="1" draw:dots1-length="0.011cm" draw:dots2="1" draw:dots2-length="0.011cm" draw:distance="0.011cm"/>
    <draw:stroke-dash draw:name="Dashed_20__28_var_29__20_7468" draw:display-name="Dashed (var) 7468" draw:style="rect" draw:dots1="1" draw:dots1-length="0.011cm" draw:dots2="1" draw:dots2-length="0.011cm" draw:distance="0.011cm"/>
    <draw:stroke-dash draw:name="Dashed_20__28_var_29__20_7469" draw:display-name="Dashed (var) 7469" draw:style="rect" draw:dots1="1" draw:dots1-length="0.011cm" draw:dots2="1" draw:dots2-length="0.011cm" draw:distance="0.011cm"/>
    <draw:stroke-dash draw:name="Dashed_20__28_var_29__20_7470" draw:display-name="Dashed (var) 7470" draw:style="rect" draw:dots1="1" draw:dots1-length="0.011cm" draw:dots2="1" draw:dots2-length="0.011cm" draw:distance="0.011cm"/>
    <draw:stroke-dash draw:name="Dashed_20__28_var_29__20_7471" draw:display-name="Dashed (var) 7471" draw:style="rect" draw:dots1="1" draw:dots1-length="0.011cm" draw:dots2="1" draw:dots2-length="0.011cm" draw:distance="0.011cm"/>
    <draw:stroke-dash draw:name="Dashed_20__28_var_29__20_7472" draw:display-name="Dashed (var) 7472" draw:style="rect" draw:dots1="1" draw:dots1-length="0.011cm" draw:dots2="1" draw:dots2-length="0.011cm" draw:distance="0.011cm"/>
    <draw:stroke-dash draw:name="Ultrafine_20_Dashed" draw:display-name="Ultrafine Dashed" draw:style="rect" draw:dots1="1" draw:dots1-length="0.016cm" draw:dots2="1" draw:dots2-length="0.016cm" draw:distance="0.01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f87ff" officeooo:paragraph-rsid="00cf87ff"/>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fo:text-transform="uppercase" fo:color="#808080" loext:opacity="100%" style:font-name="Bitstream Vera Sans6" fo:font-size="9pt" officeooo:rsid="00d0fb32" officeooo:paragraph-rsid="00d0fb32" fo:background-color="transparent"/>
    </style:style>
    <style:style style:name="MP35" style:family="paragraph">
      <loext:graphic-properties draw:fill="solid" draw:fill-color="#d62e4e"/>
    </style:style>
    <style:style style:name="MP3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102" draw:name="Shape1_11" draw:style-name="Mgr3" draw:text-style-name="MP3" svg:width="4.329cm" svg:height="2.24cm" svg:x="-1.499cm" svg:y="-1cm" svg:viewBox="0 0 4330 2241" svg:d="M0 2241l3984-288c209-15 363-168 345-342l-170-1611h-4159z"><text:p/></draw:path><draw:frame text:anchor-type="paragraph" draw:z-index="103"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104"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5" draw:name="Shape1_ 1" draw:style-name="Mgr3" draw:text-style-name="MP3" svg:width="4.329cm" svg:height="2.24cm" svg:x="-1.499cm" svg:y="-1cm" svg:viewBox="0 0 4330 2241" svg:d="M0 2241l3984-288c209-15 363-168 345-342l-170-1611h-4159z"><text:p/></draw:path><draw:frame text:anchor-type="paragraph" draw:z-index="106"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7"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6" draw:name="Shape3_6" draw:style-name="Mgr6" draw:text-style-name="MP4" svg:x1="15.12cm" svg:y1="0.36cm" svg:x2="20.496cm" svg:y2="0.36cm"><text:p/></draw:line><draw:frame text:anchor-type="paragraph" draw:z-index="97"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8"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9" draw:name="Shape1_18" draw:style-name="Mgr7" draw:text-style-name="MP10" svg:width="4.329cm" svg:height="2.24cm" svg:x="-1.499cm" svg:y="-1cm" svg:viewBox="0 0 4330 2241" svg:d="M0 2241l3984-288c209-15 363-168 345-342l-170-1611h-4159z"><text:p/></draw:path><draw:frame text:anchor-type="paragraph" draw:z-index="100"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101"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90" draw:name="Shape1_8" draw:style-name="Mgr7" draw:text-style-name="MP10" svg:width="4.329cm" svg:height="2.24cm" svg:x="-1.499cm" svg:y="-1cm" svg:viewBox="0 0 4330 2241" svg:d="M0 2241l3984-288c209-15 363-168 345-342l-170-1611h-4159z"><text:p/></draw:path><draw:line text:anchor-type="paragraph" draw:z-index="91" draw:name="Shape3_7" draw:style-name="Mgr6" draw:text-style-name="MP4" svg:x1="15.423cm" svg:y1="0.36cm" svg:x2="20.496cm" svg:y2="0.36cm"><text:p/></draw:line><draw:frame text:anchor-type="paragraph" draw:z-index="92"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93" draw:name="Shape1_1" draw:style-name="Mgr7" draw:text-style-name="MP10" svg:width="4.329cm" svg:height="2.24cm" svg:x="-1.499cm" svg:y="-1cm" svg:viewBox="0 0 4330 2241" svg:d="M0 2241l3984-288c209-15 363-168 345-342l-170-1611h-4159z"><text:p/></draw:path><draw:frame text:anchor-type="paragraph" draw:z-index="94"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5"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4"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5" draw:name="Shape1_10" draw:style-name="Mgr3" draw:text-style-name="MP3" svg:width="4.329cm" svg:height="2.24cm" svg:x="-1.499cm" svg:y="-1cm" svg:viewBox="0 0 4330 2241" svg:d="M0 2241l3984-288c209-15 363-168 345-342l-170-1611h-4159z"><text:p/></draw:path><draw:line text:anchor-type="paragraph" draw:z-index="86"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7" draw:name="Shape3_3" draw:style-name="Mgr5" draw:text-style-name="MP4" svg:x1="14.728cm" svg:y1="0.36cm" svg:x2="20.496cm" svg:y2="0.36cm"><text:p/></draw:line><draw:frame text:anchor-type="paragraph" draw:z-index="88"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9"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8" draw:name="Shape3_1" draw:style-name="Mgr10" draw:text-style-name="MP4" svg:x1="13.831cm" svg:y1="0.355cm" svg:x2="20.497cm" svg:y2="0.36cm"><text:p/></draw:line><draw:frame text:anchor-type="paragraph" draw:z-index="79"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81" draw:name="Shape3_ 2" draw:style-name="Mgr10" draw:text-style-name="MP4" svg:x1="16.704cm" svg:y1="0.36cm" svg:x2="20.496cm" svg:y2="0.36cm"><text:p/></draw:line><draw:path text:anchor-type="paragraph" draw:z-index="82" draw:name="Shape1_4" draw:style-name="Mgr11" draw:text-style-name="MP18" svg:width="4.329cm" svg:height="2.24cm" svg:x="-1.499cm" svg:y="-1cm" svg:viewBox="0 0 4330 2241" svg:d="M0 2241l3984-288c209-15 363-168 345-342l-170-1611h-4159z"><text:p/></draw:path><draw:frame text:anchor-type="paragraph" draw:z-index="83"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3"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71" draw:name="Shape3_ 1" draw:style-name="Mgr10" draw:text-style-name="MP4" svg:x1="16.704cm" svg:y1="0.36cm" svg:x2="20.496cm" svg:y2="0.36cm"><text:p/></draw:line><draw:path text:anchor-type="paragraph" draw:z-index="72" draw:name="Shape1_5" draw:style-name="Mgr11" draw:text-style-name="MP18" svg:width="4.329cm" svg:height="2.24cm" svg:x="-1.499cm" svg:y="-1cm" svg:viewBox="0 0 4330 2241" svg:d="M0 2241l3984-288c209-15 363-168 345-342l-170-1611h-4159z"><text:p/></draw:path><draw:frame text:anchor-type="paragraph" draw:z-index="73"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74"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75" draw:name="Shape3_4" draw:style-name="Mgr10" draw:text-style-name="MP4" svg:x1="14.425cm" svg:y1="0.36cm" svg:x2="20.496cm" svg:y2="0.36cm"><text:p/></draw:line><draw:path text:anchor-type="paragraph" draw:z-index="76" draw:name="Shape1_6" draw:style-name="Mgr11" draw:text-style-name="MP18" svg:width="4.329cm" svg:height="2.24cm" svg:x="-1.499cm" svg:y="-1cm" svg:viewBox="0 0 4330 2241" svg:d="M0 2241l3984-288c209-15 363-168 345-342l-170-1611h-4159z"><text:p/></draw:path><draw:frame text:anchor-type="paragraph" draw:z-index="77"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0"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1"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2"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57" draw:name="Shape3_16" draw:style-name="Mgr13" draw:text-style-name="MP4" svg:x1="12.52cm" svg:y1="0.36cm" svg:x2="20.496cm" svg:y2="0.36cm"><text:p/></draw:line><draw:path text:anchor-type="paragraph" draw:z-index="58" draw:name="Shape1_19" draw:style-name="Mgr14" draw:text-style-name="MP28" svg:width="4.329cm" svg:height="2.24cm" svg:x="-1.499cm" svg:y="-1cm" svg:viewBox="0 0 4330 2241" svg:d="M0 2241l3984-288c209-15 363-168 345-342l-170-1611h-4159z"><text:p/></draw:path><draw:line text:anchor-type="paragraph" draw:z-index="59" draw:name="Shape3_19" draw:style-name="Mgr13" draw:text-style-name="MP4" svg:x1="12.52cm" svg:y1="0.36cm" svg:x2="20.496cm" svg:y2="0.36cm"><text:p/></draw:line><draw:line text:anchor-type="paragraph" draw:z-index="60" draw:name="Shape3_20" draw:style-name="Mgr13" draw:text-style-name="MP4" svg:x1="12.52cm" svg:y1="0.36cm" svg:x2="20.496cm" svg:y2="0.36cm"><text:p/></draw:line><draw:frame text:anchor-type="paragraph" draw:z-index="6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2" draw:name="Shape1_15" draw:style-name="Mgr14" draw:text-style-name="MP28" svg:width="4.329cm" svg:height="2.24cm" svg:x="-1.499cm" svg:y="-1cm" svg:viewBox="0 0 4330 2241" svg:d="M0 2241l3984-288c209-15 363-168 345-342l-170-1611h-4159z"><text:p/></draw:path><draw:frame text:anchor-type="paragraph" draw:z-index="6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64" draw:name="Shape3_15" draw:style-name="Mgr13" draw:text-style-name="MP4" svg:x1="12.52cm" svg:y1="0.36cm" svg:x2="20.496cm" svg:y2="0.36cm"><text:p/></draw:line><draw:path text:anchor-type="paragraph" draw:z-index="65" draw:name="Shape1_17" draw:style-name="Mgr14" draw:text-style-name="MP28" svg:width="4.329cm" svg:height="2.24cm" svg:x="-1.499cm" svg:y="-1cm" svg:viewBox="0 0 4330 2241" svg:d="M0 2241l3984-288c209-15 363-168 345-342l-170-1611h-4159z"><text:p/></draw:path><draw:line text:anchor-type="paragraph" draw:z-index="66" draw:name="Shape3_17" draw:style-name="Mgr13" draw:text-style-name="MP4" svg:x1="12.52cm" svg:y1="0.36cm" svg:x2="20.496cm" svg:y2="0.36cm"><text:p/></draw:line><draw:line text:anchor-type="paragraph" draw:z-index="67" draw:name="Shape3_18" draw:style-name="Mgr13" draw:text-style-name="MP4" svg:x1="12.52cm" svg:y1="0.36cm" svg:x2="20.496cm" svg:y2="0.36cm"><text:p/></draw:line><draw:frame text:anchor-type="paragraph" draw:z-index="68"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9" draw:name="Shape1_16" draw:style-name="Mgr14" draw:text-style-name="MP28" svg:width="4.329cm" svg:height="2.24cm" svg:x="-1.499cm" svg:y="-1cm" svg:viewBox="0 0 4330 2241" svg:d="M0 2241l3984-288c209-15 363-168 345-342l-170-1611h-4159z"><text:p/></draw:path><draw:frame text:anchor-type="paragraph" draw:z-index="70"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8"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9"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47" draw:name="Shape1_12" draw:style-name="Mgr14" draw:text-style-name="MP28" svg:width="4.329cm" svg:height="2.24cm" svg:x="-1.499cm" svg:y="-1cm" svg:viewBox="0 0 4330 2241" svg:d="M0 2241l3984-288c209-15 363-168 345-342l-170-1611h-4159z"><text:p/></draw:path><draw:line text:anchor-type="paragraph" draw:z-index="48" draw:name="Shape3_10" draw:style-name="Mgr13" draw:text-style-name="MP4" svg:x1="12.52cm" svg:y1="0.36cm" svg:x2="20.496cm" svg:y2="0.36cm"><text:p/></draw:line><draw:line text:anchor-type="paragraph" draw:z-index="49" draw:name="Shape3_12" draw:style-name="Mgr13" draw:text-style-name="MP4" svg:x1="12.52cm" svg:y1="0.36cm" svg:x2="20.496cm" svg:y2="0.36cm"><text:p/></draw:line><draw:frame text:anchor-type="paragraph" draw:z-index="50" draw:name="Shape8_ 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2">V</text:span><text:span text:style-name="MT26">olume</text:span></text:p>
      </style:header>
      <style:header-left>
        <text:p text:style-name="MP32"><draw:path text:anchor-type="paragraph" draw:z-index="52" draw:name="Shape1_14" draw:style-name="Mgr14" draw:text-style-name="MP28" svg:width="4.329cm" svg:height="2.24cm" svg:x="-1.499cm" svg:y="-1cm" svg:viewBox="0 0 4330 2241" svg:d="M0 2241l3984-288c209-15 363-168 345-342l-170-1611h-4159z"><text:p/></draw:path><draw:line text:anchor-type="paragraph" draw:z-index="51" draw:name="Shape3_14" draw:style-name="Mgr13" draw:text-style-name="MP4" svg:x1="12.52cm" svg:y1="0.36cm" svg:x2="20.496cm" svg:y2="0.36cm"><text:p/></draw:line><draw:line text:anchor-type="paragraph" draw:z-index="53" draw:name="Shape3_13" draw:style-name="Mgr13" draw:text-style-name="MP4" svg:x1="12.52cm" svg:y1="0.36cm" svg:x2="20.496cm" svg:y2="0.36cm"><text:p/></draw:line><draw:frame text:anchor-type="paragraph" draw:z-index="54" draw:name="Shape8_1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1">V</text:span><text:span text:style-name="MT26">olume</text:span></text:p>
      </style:header-left>
      <style:footer>
        <text:p text:style-name="MP33"><draw:frame draw:style-name="Mfr1" draw:name="Frame1691" text:anchor-type="paragraph" svg:x="13.693cm" svg:y="-0.06cm" draw:z-index="25"><draw:text-box fo:min-height="0.499cm" fo:min-width="2.334cm"><draw:frame draw:style-name="Mfr2" draw:name="Frame1701" text:anchor-type="frame" svg:x="0.45cm" svg:y="0.079cm" svg:width="0.817cm" draw:z-index="26"><draw:text-box fo:min-height="0.355cm"><text:p text:style-name="MP12"><draw:g text:anchor-type="paragraph" draw:z-index="6"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3</text:page-number></text:span></text:p></draw:text-box></draw:frame><text:p text:style-name="MP34">Grandeurs géométriques</text:p></draw:text-box></draw:frame></text:p>
      </style:footer>
      <style:footer-left>
        <text:p text:style-name="MP33"><draw:frame draw:style-name="Mfr1" draw:name="Frame1711" text:anchor-type="paragraph" svg:x="1.289cm" svg:y="-0.005cm" draw:z-index="55"><draw:text-box fo:min-height="0.499cm" fo:min-width="2.351cm"><draw:frame draw:style-name="Mfr2" draw:name="Frame1721" text:anchor-type="frame" svg:x="0.45cm" svg:y="0.079cm" svg:width="0.817cm" draw:z-index="56"><draw:text-box fo:min-height="0.355cm"><text:p text:style-name="MP12"><text:span text:style-name="_5f_Caractères_5f_gras_5f_Blanc"><text:page-number text:select-page="current">2</text:page-number></text:span></text:p></draw:text-box></draw:frame><text:p text:style-name="MP34">Grandeurs géométriques</text:p></draw:text-box></draw:frame><draw:g text:anchor-type="paragraph" draw:z-index="7"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43"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3" draw:style-name="Mgr16" draw:text-style-name="MP35" svg:width="4.329cm" svg:height="2.24cm" svg:x="-1.499cm" svg:y="-1cm" svg:viewBox="0 0 4330 2241" svg:d="M0 2241l3984-288c209-15 363-168 345-342l-170-1611h-4159z"><text:p/></draw:path><draw:line text:anchor-type="char" draw:z-index="44"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45"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9" draw:style-name="Mgr16" draw:text-style-name="MP35" svg:width="4.329cm" svg:height="2.24cm" svg:x="-1.499cm" svg:y="-0.991cm" svg:viewBox="0 0 4330 2241" svg:d="M0 2241l3984-288c209-15 363-168 345-342l-170-1611h-4159z"><text:p/></draw:path><draw:line text:anchor-type="char" draw:z-index="46"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6"><text:span text:style-name="MT27">R</text:span>ésoudre des problèmes</text:p></draw:text-box></draw:frame><draw:g text:anchor-type="paragraph" draw:z-index="3" draw:name="Shape4_ 1" draw:style-name="Mgr9"><draw:path draw:style-name="Mgr18" draw:text-style-name="MP37"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5" draw:name="Shape4_264" draw:style-name="Mgr9"><draw:path draw:style-name="Mgr18" draw:text-style-name="MP37"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40"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4" draw:name="Shape1_20" draw:style-name="Mgr16" draw:text-style-name="MP35" svg:width="4.329cm" svg:height="2.24cm" svg:x="-1.499cm" svg:y="-1cm" svg:viewBox="0 0 4330 2241" svg:d="M0 2241l3984-288c209-15 363-168 345-342l-170-1611h-4159z"><text:p/></draw:path><draw:line text:anchor-type="char" draw:z-index="39"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42"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21" draw:style-name="Mgr16" draw:text-style-name="MP35" svg:width="4.329cm" svg:height="2.24cm" svg:x="-1.499cm" svg:y="-0.991cm" svg:viewBox="0 0 4330 2241" svg:d="M0 2241l3984-288c209-15 363-168 345-342l-170-1611h-4159z"><text:p/></draw:path><draw:line text:anchor-type="char" draw:z-index="41"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9" draw:name="Shape4_9" draw:style-name="Mgr9"><draw:path draw:style-name="Mgr18" draw:text-style-name="MP3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7">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1" draw:name="Shape4_10" draw:style-name="Mgr9"><draw:path draw:style-name="Mgr18" draw:text-style-name="MP3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20:14:36.055000000</meta:creation-date>
    <meta:editing-duration>PT23M1S</meta:editing-duration>
    <meta:editing-cycles>7</meta:editing-cycles>
    <meta:generator>LibreOffice/24.2.5.2$Windows_X86_64 LibreOffice_project/bffef4ea93e59bebbeaf7f431bb02b1a39ee8a59</meta:generator>
    <dc:date>2024-07-14T10:02:59.746000000</dc:date>
    <meta:document-statistic meta:table-count="3" meta:image-count="0" meta:object-count="1" meta:page-count="2" meta:paragraph-count="180" meta:word-count="747" meta:character-count="3956" meta:non-whitespace-character-count="325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5</mn>
      <mn>6</mn>
    </mfrac>
    <annotation encoding="StarMath 5.0">{5} over {6}</annotation>
  </semantics>
</math>
</file>